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1 — Introduction and Architecture</text:span></text:p>
            <text:p text:style-name="psSub"><text:span text:style-name="tsSub">Firewalld: Zero to Expert on RHEL 10</text:span></text:p>
          </draw:text-box>
        </draw:frame>
        <draw:frame draw:style-name="gsFrame" svg:x="1.5cm" svg:y="17.5cm" svg:width="30.87cm" svg:height="0.7cm">
          <draw:text-box>
            <text:p text:style-name="psSmall"><text:span text:style-name="tsSmall">Red Hat Enterprise Linux 10  |  Instructor Edi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what firewalld is, why it exists, how it fits in the Linux networking stack, and the fundamental two-layer model that governs every operation you will ever perform. This conceptual foundation is the lens through which every subsequent module makes sense.</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what firewalld is, why it exists, how it fits in the Linux networking stack, and the fundamental two-layer model that governs every operation you will ever perform.</text:span></text:p>
            <text:p text:style-name="psObj"><text:span text:style-name="tsObj">▸  This conceptual foundation is the lens through which every subsequent module makes sens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what firewalld is, why it exists, how it fits in the Linux networking stack, and the fundamental two-layer model that governs every operation you will ever perform. This conceptual foundation is the lens through which every subsequent module makes sense.</text:span></text:p>
            </draw:text-box>
          </draw:frame>
        </presentation:notes>
      </draw:page>
      <draw:page draw:style-name="dpNormal" draw:master-page-name="RHELDark">
        <draw:frame draw:style-name="gsFrame" svg:x="1cm" svg:y="0.4cm" svg:width="31.87cm" svg:height="2.2cm">
          <draw:text-box>
            <text:p text:style-name="psTitle"><text:span text:style-name="tsH1">1. What Is a Firewall and Why Does Linux Need One?</text:span></text:p>
          </draw:text-box>
        </draw:frame>
        <draw:frame draw:style-name="gsFrame" svg:x="1cm" svg:y="2.9cm" svg:width="31.87cm" svg:height="15.5cm">
          <draw:text-box>
            <text:p text:style-name="psBullet"><text:span text:style-name="tsBullet">A firewall is a security boundary that inspects network traffic and decides whether to allow or deny each packet based on a set of rules. Think of it as a security guard at the entrance to a building: every visitor (packet) is checked against a list of criteria before being allowed in, turned away, or escorted out.</text:span></text:p>
            <text:p text:style-name="psBullet"><text:span text:style-name="tsBullet">At the most basic level, a packet arrives at a network interface with:</text:span></text:p>
            <text:p text:style-name="psBullet"><text:span text:style-name="tsBullet">• A source IP address — where it came from</text:span></text:p>
            <text:p text:style-name="psBullet"><text:span text:style-name="tsBullet">• A destination IP address — where it is going</text:span></text:p>
            <text:p text:style-name="psBullet"><text:span text:style-name="tsBullet">• A protocol — TCP, UDP, ICMP, etc.</text:span></text:p>
            <text:p text:style-name="psBullet"><text:span text:style-name="tsBullet">• A source port and destination port (for TCP/UDP)</text:span></text:p>
            <text:p text:style-name="psBullet"><text:span text:style-name="tsBullet">• A state — is this the start of a new connection, part of an existing one, or unrelated?</text:span></text:p>
            <text:p text:style-name="psBullet"><text:span text:style-name="tsBullet">A firewall evaluates these properties against its rule set and takes an action: accept (let it through), drop (silently discard), or reject (discard and send back an error).</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Why does a Linux server need a firewall?</text:span></text:p>
              <text:p text:style-name="psCode"><text:span text:style-name="tsDiag">Even a freshly installed Linux server with no services running benefits from a firewall for several reasons:</text:span></text:p>
              <text:p text:style-name="psCode"><text:span text:style-name="tsDiag">→ Defence in depth: Services you didn't intentionally start (or didn't realise start by default) are not exposed.</text:span></text:p>
              <text:p text:style-name="psCode"><text:span text:style-name="tsDiag">→ Limiting blast radius: If one service is compromised, the firewall limits what an attacker can reach from inside.</text:span></text:p>
              <text:p text:style-name="psCode"><text:span text:style-name="tsDiag">→ Logging and visibility: A firewall provides a record of what traffic was seen and denied, which is invaluable for incident response.</text:span></text:p>
              <text:p text:style-name="psCode"><text:span text:style-name="tsDiag">→ Compliance: Regulatory frameworks (PCI-DSS, HIPAA, ISO 27001) require host-based firewalls.</text:span></text:p>
              <text:p text:style-name="psCode"><text:span text:style-name="tsDiag">→ Network segmentation: A Linux host acting as a router or gateway enforces which traffic flows between network segments.</text:span></text:p>
              <text:p text:style-name="psCode"><text:span text:style-name="tsDiag">↑ Back to TOC</text:span></text:p>
              <text:p text:style-name="psCode"><text:span text:style-name="tsDiag"> </text:span></text:p>
              <text:p text:style-name="psCode"><text:span text:style-name="tsDiag">A firewall is a security boundary that inspects network traffic and decides</text:span></text:p>
              <text:p text:style-name="psCode"><text:span text:style-name="tsDiag">whether to allow or deny each packet based on a set of rules. Think of it as a</text:span></text:p>
              <text:p text:style-name="psCode"><text:span text:style-name="tsDiag">security guard at the entrance to a building: every visitor (packet) is checked</text:span></text:p>
              <text:p text:style-name="psCode"><text:span text:style-name="tsDiag">against a list of criteria before being allowed in, turned away, or escorted</text:span></text:p>
              <text:p text:style-name="psCode"><text:span text:style-name="tsDiag">out.</text:span></text:p>
              <text:p text:style-name="psCode"><text:span text:style-name="tsDiag"> </text:span></text:p>
              <text:p text:style-name="psCode"><text:span text:style-name="tsDiag">At the most basic level, a packet arrives at a network interface with:</text:span></text:p>
              <text:p text:style-name="psCode"><text:span text:style-name="tsDiag">- A **source IP address** — where it came from</text:span></text:p>
              <text:p text:style-name="psCode"><text:span text:style-name="tsDiag">- A **destination IP address** — where it is going</text:span></text:p>
              <text:p text:style-name="psCode"><text:span text:style-name="tsDiag">- A **protocol** — TCP, UDP, ICMP, etc.</text:span></text:p>
              <text:p text:style-name="psCode"><text:span text:style-name="tsDiag">- A **source port** and **destination port** (for TCP/UDP)</text:span></text:p>
              <text:p text:style-name="psCode"><text:span text:style-name="tsDiag">- A **state** — is this the start of a new connection, part of an existing one,</text:span></text:p>
              <text:p text:style-name="psCode"><text:span text:style-name="tsDiag">  or unrelated?</text:span></text:p>
              <text:p text:style-name="psCode"><text:span text:style-name="tsDiag"> </text:span></text:p>
              <text:p text:style-name="psCode"><text:span text:style-name="tsDiag">A firewall evaluates these properties against its rule set and takes an action:</text:span></text:p>
              <text:p text:style-name="psCode"><text:span text:style-name="tsDiag">**accept** (let it through), **drop** (silently discard), or **reject** (discard</text:span></text:p>
              <text:p text:style-name="psCode"><text:span text:style-name="tsDiag">and send back an error).</text:span></text:p>
              <text:p text:style-name="psCode"><text:span text:style-name="tsDiag"> </text:span></text:p>
              <text:p text:style-name="psCode"><text:span text:style-name="tsDiag">### Why does a Linux server need a firewall?</text:span></text:p>
              <text:p text:style-name="psCode"><text:span text:style-name="tsDiag"> </text:span></text:p>
              <text:p text:style-name="psCode"><text:span text:style-name="tsDiag">Even a freshly installed Linux server with no services running benefits from a</text:span></text:p>
              <text:p text:style-name="psCode"><text:span text:style-name="tsDiag">firewall for several reasons:</text:span></text:p>
              <text:p text:style-name="psCode"><text:span text:style-name="tsDiag"> </text:span></text:p>
              <text:p text:style-name="psCode"><text:span text:style-name="tsDiag">1. **Defence in depth:** Services you didn't intentionally start (or didn't</text:span></text:p>
              <text:p text:style-name="psCode"><text:span text:style-name="tsDiag">   realise start by default) are not exposed.</text:span></text:p>
              <text:p text:style-name="psCode"><text:span text:style-name="tsDiag">2. **Limiting blast radius:** If one service is compromised, the firewall limits</text:span></text:p>
              <text:p text:style-name="psCode"><text:span text:style-name="tsDiag">   what an attacker can reach from inside.</text:span></text:p>
              <text:p text:style-name="psCode"><text:span text:style-name="tsDiag">3. **Logging and visibility:** A firewall provides a record of what traffic was</text:span></text:p>
              <text:p text:style-name="psCode"><text:span text:style-name="tsDiag">   seen and denied, which is invaluable for incident response.</text:span></text:p>
              <text:p text:style-name="psCode"><text:span text:style-name="tsDiag">4. **Compliance:** Regulatory frameworks (PCI-DSS, HIPAA, ISO 27001) require</text:span></text:p>
              <text:p text:style-name="psCode"><text:span text:style-name="tsDiag">   host-based firewalls.</text:span></text:p>
              <text:p text:style-name="psCode"><text:span text:style-name="tsDiag">5. **Network segmentation:** A Linux host acting as a router or gateway enforces</text:span></text:p>
              <text:p text:style-name="psCode"><text:span text:style-name="tsDiag">   which traffic flows between network segment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2. A Brief History: From ipchains to nftables</text:span></text:p>
          </draw:text-box>
        </draw:frame>
        <draw:frame draw:style-name="gsFrame" svg:x="1cm" svg:y="2.9cm" svg:width="31.87cm" svg:height="15.5cm">
          <draw:text-box>
            <text:p text:style-name="psBullet"><text:span text:style-name="tsBullet">Understanding where firewalld came from helps explain its design choices.</text:span></text:p>
            <text:p text:style-name="psBullet"><text:span text:style-name="tsBullet">◆ The ipchains era (kernel 2.2)</text:span></text:p>
            <text:p text:style-name="psBullet"><text:span text:style-name="tsBullet">Linux's first widely-used packet filter was ipchains. Rules were loaded as a flat list of chains. It worked but lacked stateful connection tracking — it couldn't distinguish between a new connection and a reply to an existing one.</text:span></text:p>
            <text:p text:style-name="psBullet"><text:span text:style-name="tsBullet">◆ iptables (kernel 2.4, circa 2001)</text:span></text:p>
            <text:p text:style-name="psBullet"><text:span text:style-name="tsBullet">iptables introduced stateful packet inspection via the conntrack kernel module. A packet could be classified as NEW, ESTABLISHED, RELATED, or INVALID — a huge improvement for writing firewall rules, since you could now say "allow all traffic that is part of an already-established connection."</text:span></text:p>
            <text:p text:style-name="psBullet"><text:span text:style-name="tsBullet">iptables became the standard Linux firewall tool for 20+ years. It is a userspace tool that interacts with the netfilter kernel framework to install rules. It works, but has significant limitations:</text:span></text:p>
            <text:p text:style-name="psBullet"><text:span text:style-name="tsBullet">• Separate tools for IPv4 (iptables), IPv6 (ip6tables), bridge (ebtables) — same concepts, three different tools and syntaxes</text:span></text:p>
            <text:p text:style-name="psBullet"><text:span text:style-name="tsBullet">• No atomic updates — loading a new ruleset is not transactional; there is a brief window during update where rules are inconsisten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No sets — matching against a list of 10,000 IP addresses required 10,000 individual rules, which is slow</text:span></text:p>
              <text:p text:style-name="psCode"><text:span text:style-name="tsDiag">• Static rules — any dynamic change (like adding a port while a service starts) required reloading the entire ruleset</text:span></text:p>
              <text:p text:style-name="psCode"><text:span text:style-name="tsDiag">◆ firewalld (2011, RHEL 7+)</text:span></text:p>
              <text:p text:style-name="psCode"><text:span text:style-name="tsDiag">firewalld was introduced to solve the management problem: instead of a flat list of static rules, it provides a dynamic, zone-based firewall daemon. Key innovations:</text:span></text:p>
              <text:p text:style-name="psCode"><text:span text:style-name="tsDiag">• Rules are managed at runtime without losing existing connections</text:span></text:p>
              <text:p text:style-name="psCode"><text:span text:style-name="tsDiag">• The zone abstraction makes intent clear (this is the "trusted internal" zone)</text:span></text:p>
              <text:p text:style-name="psCode"><text:span text:style-name="tsDiag">• D-Bus interface allows other services (NetworkManager, libvirt, Podman) to register themselves with the firewall</text:span></text:p>
              <text:p text:style-name="psCode"><text:span text:style-name="tsDiag">• Permanent and runtime configs are kept separate</text:span></text:p>
              <text:p text:style-name="psCode"><text:span text:style-name="tsDiag">Initially firewalld used iptables as its backend. From RHEL 8 onward it gained an nftables backend. In RHEL 10, nftables is the only backend.</text:span></text:p>
              <text:p text:style-name="psCode"><text:span text:style-name="tsDiag">◆ nftables (kernel 3.13+, production RHEL 8+)</text:span></text:p>
              <text:p text:style-name="psCode"><text:span text:style-name="tsDiag">nftables is the modern replacement for the entire iptables/ip6tables/ebtables family. It addresses all of iptables' limitations:</text:span></text:p>
              <text:p text:style-name="psCode"><text:span text:style-name="tsDiag">• Single tool for IPv4, IPv6, bridge, ARP, and more</text:span></text:p>
              <text:p text:style-name="psCode"><text:span text:style-name="tsDiag">• Atomic rule updates — rulesets are loaded as a transaction</text:span></text:p>
              <text:p text:style-name="psCode"><text:span text:style-name="tsDiag">• Native sets — match millions of addresses in a single rule</text:span></text:p>
              <text:p text:style-name="psCode"><text:span text:style-name="tsDiag">• Expressions — powerful matching capabilities built into the rule language</text:span></text:p>
              <text:p text:style-name="psCode"><text:span text:style-name="tsDiag">• Better performance — especially for large rulesets</text:span></text:p>
              <text:p text:style-name="psCode"><text:span text:style-name="tsDiag">On RHEL 10, the kernel netfilter framework is still the underlying engine. nftables is the userspace interface. firewalld is the management layer on top of nftables. You will work primarily with firewall-cmd, but understanding nftables deeply is what separates expert practitioners from competent users.</text:span></text:p>
              <text:p text:style-name="psCode"><text:span text:style-name="tsDiag">  ◆ Your Intent</text:span></text:p>
              <text:p text:style-name="psCode"><text:span text:style-name="tsDiag">  ◆ "Allow HTTP from the internet"</text:span></text:p>
              <text:p text:style-name="psCode"><text:span text:style-name="tsDiag">  ◆ firewall-cmd (CLI)</text:span></text:p>
              <text:p text:style-name="psCode"><text:span text:style-name="tsDiag">  ◆ Human-friendly command interface</text:span></text:p>
              <text:p text:style-name="psCode"><text:span text:style-name="tsDiag">  ◆ D-Bus</text:span></text:p>
              <text:p text:style-name="psCode"><text:span text:style-name="tsDiag">  ◆ firewalld (daemon)</text:span></text:p>
              <text:p text:style-name="psCode"><text:span text:style-name="tsDiag">  ◆ Zone/policy/service management</text:span></text:p>
              <text:p text:style-name="psCode"><text:span text:style-name="tsDiag">  ◆ Translates config → nftables rules</text:span></text:p>
              <text:p text:style-name="psCode"><text:span text:style-name="tsDiag">  ◆ nft API</text:span></text:p>
              <text:p text:style-name="psCode"><text:span text:style-name="tsDiag">  ◆ nftables (userspace)</text:span></text:p>
              <text:p text:style-name="psCode"><text:span text:style-name="tsDiag">  ◆ Rule language and kernel interface</text:span></text:p>
              <text:p text:style-name="psCode"><text:span text:style-name="tsDiag">  ◆ netlink socket</text:span></text:p>
              <text:p text:style-name="psCode"><text:span text:style-name="tsDiag">  ◆ Linux Kernel — netfilter subsystem</text:span></text:p>
              <text:p text:style-name="psCode"><text:span text:style-name="tsDiag">  ◆ Actual packet inspection engine</text:span></text:p>
              <text:p text:style-name="psCode"><text:span text:style-name="tsDiag">  ◆ conntrack, NAT, verdict tables</text:span></text:p>
              <text:p text:style-name="psCode"><text:span text:style-name="tsDiag">  ◆ Network Packets</text:span></text:p>
              <text:p text:style-name="psCode"><text:span text:style-name="tsDiag">↑ Back to TOC</text:span></text:p>
              <text:p text:style-name="psCode"><text:span text:style-name="tsDiag"> </text:span></text:p>
              <text:p text:style-name="psCode"><text:span text:style-name="tsDiag">Understanding where firewalld came from helps explain its design choices.</text:span></text:p>
              <text:p text:style-name="psCode"><text:span text:style-name="tsDiag"> </text:span></text:p>
              <text:p text:style-name="psCode"><text:span text:style-name="tsDiag">### The ipchains era (kernel 2.2)</text:span></text:p>
              <text:p text:style-name="psCode"><text:span text:style-name="tsDiag"> </text:span></text:p>
              <text:p text:style-name="psCode"><text:span text:style-name="tsDiag">Linux's first widely-used packet filter was `ipchains`. Rules were loaded as a</text:span></text:p>
              <text:p text:style-name="psCode"><text:span text:style-name="tsDiag">flat list of chains. It worked but lacked stateful connection tracking — it</text:span></text:p>
              <text:p text:style-name="psCode"><text:span text:style-name="tsDiag">couldn't distinguish between a new connection and a reply to an existing one.</text:span></text:p>
              <text:p text:style-name="psCode"><text:span text:style-name="tsDiag"> </text:span></text:p>
              <text:p text:style-name="psCode"><text:span text:style-name="tsDiag">### iptables (kernel 2.4, circa 2001)</text:span></text:p>
              <text:p text:style-name="psCode"><text:span text:style-name="tsDiag"> </text:span></text:p>
              <text:p text:style-name="psCode"><text:span text:style-name="tsDiag">`iptables` introduced **stateful packet inspection** via the `conntrack` kernel</text:span></text:p>
              <text:p text:style-name="psCode"><text:span text:style-name="tsDiag">module. A packet could be classified as `NEW`, `ESTABLISHED`, `RELATED`, or</text:span></text:p>
              <text:p text:style-name="psCode"><text:span text:style-name="tsDiag">`INVALID` — a huge improvement for writing firewall rules, since you could now</text:span></text:p>
              <text:p text:style-name="psCode"><text:span text:style-name="tsDiag">say "allow all traffic that is part of an already-established connection."</text:span></text:p>
              <text:p text:style-name="psCode"><text:span text:style-name="tsDiag"> </text:span></text:p>
              <text:p text:style-name="psCode"><text:span text:style-name="tsDiag">`iptables` became the standard Linux firewall tool for 20+ years. It is a</text:span></text:p>
              <text:p text:style-name="psCode"><text:span text:style-name="tsDiag">userspace tool that interacts with the `netfilter` kernel framework to install</text:span></text:p>
              <text:p text:style-name="psCode"><text:span text:style-name="tsDiag">rules. It works, but has significant limitations:</text:span></text:p>
              <text:p text:style-name="psCode"><text:span text:style-name="tsDiag"> </text:span></text:p>
              <text:p text:style-name="psCode"><text:span text:style-name="tsDiag">- **Separate tools** for IPv4 (`iptables`), IPv6 (`ip6tables`), bridge</text:span></text:p>
              <text:p text:style-name="psCode"><text:span text:style-name="tsDiag">  (`ebtables`) — same concepts, three different tools and syntaxes</text:span></text:p>
              <text:p text:style-name="psCode"><text:span text:style-name="tsDiag">- **No atomic updates** — loading a new ruleset is not transactional; there is</text:span></text:p>
              <text:p text:style-name="psCode"><text:span text:style-name="tsDiag">  a brief window during update where rules are inconsistent</text:span></text:p>
              <text:p text:style-name="psCode"><text:span text:style-name="tsDiag">- **No sets** — matching against a list of 10,000 IP addresses required 10,000</text:span></text:p>
              <text:p text:style-name="psCode"><text:span text:style-name="tsDiag">  individual rules, which is slow</text:span></text:p>
              <text:p text:style-name="psCode"><text:span text:style-name="tsDiag">- **Static rules** — any dynamic change (like adding a port while a service</text:span></text:p>
              <text:p text:style-name="psCode"><text:span text:style-name="tsDiag">  starts) required reloading the entire ruleset</text:span></text:p>
              <text:p text:style-name="psCode"><text:span text:style-name="tsDiag"> </text:span></text:p>
              <text:p text:style-name="psCode"><text:span text:style-name="tsDiag">### firewalld (2011, RHEL 7+)</text:span></text:p>
              <text:p text:style-name="psCode"><text:span text:style-name="tsDiag"> </text:span></text:p>
              <text:p text:style-name="psCode"><text:span text:style-name="tsDiag">`firewalld` was introduced to solve the management problem: instead of a flat</text:span></text:p>
              <text:p text:style-name="psCode"><text:span text:style-name="tsDiag">list of static rules, it provides a **dynamic, zone-based firewall** daemon.</text:span></text:p>
              <text:p text:style-name="psCode"><text:span text:style-name="tsDiag">Key innovations:</text:span></text:p>
              <text:p text:style-name="psCode"><text:span text:style-name="tsDiag"> </text:span></text:p>
              <text:p text:style-name="psCode"><text:span text:style-name="tsDiag">- Rules are managed at runtime without losing existing connections</text:span></text:p>
              <text:p text:style-name="psCode"><text:span text:style-name="tsDiag">- The zone abstraction makes intent clear (this is the "trusted internal" zone)</text:span></text:p>
              <text:p text:style-name="psCode"><text:span text:style-name="tsDiag">- D-Bus interface allows other services (NetworkManager, libvirt, Podman) to</text:span></text:p>
              <text:p text:style-name="psCode"><text:span text:style-name="tsDiag">  register themselves with the firewall</text:span></text:p>
              <text:p text:style-name="psCode"><text:span text:style-name="tsDiag">- Permanent and runtime configs are kept separate</text:span></text:p>
              <text:p text:style-name="psCode"><text:span text:style-name="tsDiag"> </text:span></text:p>
              <text:p text:style-name="psCode"><text:span text:style-name="tsDiag">Initially firewalld used iptables as its backend. From RHEL 8 onward it gained</text:span></text:p>
              <text:p text:style-name="psCode"><text:span text:style-name="tsDiag">an nftables backend. In RHEL 10, nftables is the only backend.</text:span></text:p>
              <text:p text:style-name="psCode"><text:span text:style-name="tsDiag"> </text:span></text:p>
              <text:p text:style-name="psCode"><text:span text:style-name="tsDiag">### nftables (kernel 3.13+, production RHEL 8+)</text:span></text:p>
              <text:p text:style-name="psCode"><text:span text:style-name="tsDiag"> </text:span></text:p>
              <text:p text:style-name="psCode"><text:span text:style-name="tsDiag">`nftables` is the modern replacement for the entire iptables/ip6tables/ebtables</text:span></text:p>
              <text:p text:style-name="psCode"><text:span text:style-name="tsDiag">family. It addresses all of iptables' limitations:</text:span></text:p>
              <text:p text:style-name="psCode"><text:span text:style-name="tsDiag"> </text:span></text:p>
              <text:p text:style-name="psCode"><text:span text:style-name="tsDiag">- **Single tool** for IPv4, IPv6, bridge, ARP, and more</text:span></text:p>
              <text:p text:style-name="psCode"><text:span text:style-name="tsDiag">- **Atomic rule updates** — rulesets are loaded as a transaction</text:span></text:p>
              <text:p text:style-name="psCode"><text:span text:style-name="tsDiag">- **Native sets** — match millions of addresses in a single rule</text:span></text:p>
              <text:p text:style-name="psCode"><text:span text:style-name="tsDiag">- **Expressions** — powerful matching capabilities built into the rule language</text:span></text:p>
              <text:p text:style-name="psCode"><text:span text:style-name="tsDiag">- **Better performance** — especially for large rulesets</text:span></text:p>
              <text:p text:style-name="psCode"><text:span text:style-name="tsDiag"> </text:span></text:p>
              <text:p text:style-name="psCode"><text:span text:style-name="tsDiag">On RHEL 10, the kernel netfilter framework is still the underlying engine.</text:span></text:p>
              <text:p text:style-name="psCode"><text:span text:style-name="tsDiag">`nftables` is the userspace interface. `firewalld` is the management layer on</text:span></text:p>
              <text:p text:style-name="psCode"><text:span text:style-name="tsDiag">top of `nftables`. You will work primarily with `firewall-cmd`, but understanding</text:span></text:p>
              <text:p text:style-name="psCode"><text:span text:style-name="tsDiag">`nftables` deeply is what separates expert practitioners from competent users.</text:span></text:p>
              <text:p text:style-name="psCode"><text:span text:style-name="tsDiag"> </text:span></text:p>
              <text:p text:style-name="psCode"><text:span text:style-name="tsDiag">┌─────────────────────────────────────────┐</text:span></text:p>
              <text:p text:style-name="psCode"><text:span text:style-name="tsDiag">│           Your Intent                   │</text:span></text:p>
              <text:p text:style-name="psCode"><text:span text:style-name="tsDiag">│     "Allow HTTP from the internet"      │</text:span></text:p>
              <text:p text:style-name="psCode"><text:span text:style-name="tsDiag">└─────────────────────┬───────────────────┘</text:span></text:p>
              <text:p text:style-name="psCode"><text:span text:style-name="tsDiag">                      │</text:span></text:p>
              <text:p text:style-name="psCode"><text:span text:style-name="tsDiag">                      ▼</text:span></text:p>
              <text:p text:style-name="psCode"><text:span text:style-name="tsDiag">┌─────────────────────────────────────────┐</text:span></text:p>
              <text:p text:style-name="psCode"><text:span text:style-name="tsDiag">│         firewall-cmd (CLI)              │</text:span></text:p>
              <text:p text:style-name="psCode"><text:span text:style-name="tsDiag">│    Human-friendly command interface     │</text:span></text:p>
              <text:p text:style-name="psCode"><text:span text:style-name="tsDiag">└─────────────────────┬───────────────────┘</text:span></text:p>
              <text:p text:style-name="psCode"><text:span text:style-name="tsDiag">                      │  D-Bus</text:span></text:p>
              <text:p text:style-name="psCode"><text:span text:style-name="tsDiag">                      ▼</text:span></text:p>
              <text:p text:style-name="psCode"><text:span text:style-name="tsDiag">┌─────────────────────────────────────────┐</text:span></text:p>
              <text:p text:style-name="psCode"><text:span text:style-name="tsDiag">│         firewalld (daemon)              │</text:span></text:p>
              <text:p text:style-name="psCode"><text:span text:style-name="tsDiag">│    Zone/policy/service management       │</text:span></text:p>
              <text:p text:style-name="psCode"><text:span text:style-name="tsDiag">│    Translates config → nftables rules   │</text:span></text:p>
              <text:p text:style-name="psCode"><text:span text:style-name="tsDiag">└─────────────────────┬───────────────────┘</text:span></text:p>
              <text:p text:style-name="psCode"><text:span text:style-name="tsDiag">                      │  nft API</text:span></text:p>
              <text:p text:style-name="psCode"><text:span text:style-name="tsDiag">                      ▼</text:span></text:p>
              <text:p text:style-name="psCode"><text:span text:style-name="tsDiag">┌─────────────────────────────────────────┐</text:span></text:p>
              <text:p text:style-name="psCode"><text:span text:style-name="tsDiag">│         nftables (userspace)            │</text:span></text:p>
              <text:p text:style-name="psCode"><text:span text:style-name="tsDiag">│    Rule language and kernel interface   │</text:span></text:p>
              <text:p text:style-name="psCode"><text:span text:style-name="tsDiag">└─────────────────────┬───────────────────┘</text:span></text:p>
              <text:p text:style-name="psCode"><text:span text:style-name="tsDiag">                      │  netlink socket</text:span></text:p>
              <text:p text:style-name="psCode"><text:span text:style-name="tsDiag">                      ▼</text:span></text:p>
              <text:p text:style-name="psCode"><text:span text:style-name="tsDiag">┌─────────────────────────────────────────┐</text:span></text:p>
              <text:p text:style-name="psCode"><text:span text:style-name="tsDiag">│    Linux Kernel — netfilter subsystem   │</text:span></text:p>
              <text:p text:style-name="psCode"><text:span text:style-name="tsDiag">│    Actual packet inspection engine      │</text:span></text:p>
              <text:p text:style-name="psCode"><text:span text:style-name="tsDiag">│    conntrack, NAT, verdict tables       │</text:span></text:p>
              <text:p text:style-name="psCode"><text:span text:style-name="tsDiag">└─────────────────────┬───────────────────┘</text:span></text:p>
              <text:p text:style-name="psCode"><text:span text:style-name="tsDiag">                      │</text:span></text:p>
              <text:p text:style-name="psCode"><text:span text:style-name="tsDiag">                      ▼</text:span></text:p>
              <text:p text:style-name="psCode"><text:span text:style-name="tsDiag">              Network Packet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3. The Linux Packet Filtering Stack</text:span></text:p>
          </draw:text-box>
        </draw:frame>
        <draw:frame draw:style-name="gsFrame" svg:x="1cm" svg:y="2.9cm" svg:width="31.87cm" svg:height="15.5cm">
          <draw:text-box>
            <text:p text:style-name="psBullet"><text:span text:style-name="tsBullet">Before firewalld can make sense, you need to understand where in the kernel packets are inspected.</text:span></text:p>
            <text:p text:style-name="psBullet"><text:span text:style-name="tsBullet">◆ Netfilter hooks</text:span></text:p>
            <text:p text:style-name="psBullet"><text:span text:style-name="tsBullet">The Linux kernel has five netfilter hooks — specific points in the packet processing path where kernel modules can register to inspect, modify, or drop packets:</text:span></text:p>
            <text:p text:style-name="psBullet"><text:span text:style-name="tsBullet">◆ PREROUTING ← Packets arrive here first (all incoming)</text:span></text:p>
            <text:p text:style-name="psBullet"><text:span text:style-name="tsBullet">◆ INPUT FORWARD</text:span></text:p>
            <text:p text:style-name="psBullet"><text:span text:style-name="tsBullet">◆ (for host) (for routing)</text:span></text:p>
            <text:p text:style-name="psBullet"><text:span text:style-name="tsBullet">◆ Local POSTROUTING ← Outgoing routed packets</text:span></text:p>
            <text:p text:style-name="psBullet"><text:span text:style-name="tsBullet">◆ Proces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 OUTPUT ← Packets generated by local processes</text:span></text:p>
              <text:p text:style-name="psCode"><text:span text:style-name="tsDiag">  ◆ POSTROUTING ← All outgoing packets</text:span></text:p>
              <text:p text:style-name="psCode"><text:span text:style-name="tsDiag">INPUT — traffic destined for the local machine (e.g., an SSH connection to this server)</text:span></text:p>
              <text:p text:style-name="psCode"><text:span text:style-name="tsDiag">FORWARD — traffic passing through the machine from one interface to another (e.g., a router forwarding packets between networks)</text:span></text:p>
              <text:p text:style-name="psCode"><text:span text:style-name="tsDiag">OUTPUT — traffic generated by processes running on this machine</text:span></text:p>
              <text:p text:style-name="psCode"><text:span text:style-name="tsDiag">PREROUTING — before routing decisions are made; used for DNAT (destination NAT / port forwarding)</text:span></text:p>
              <text:p text:style-name="psCode"><text:span text:style-name="tsDiag">POSTROUTING — after routing decisions; used for SNAT / masquerading</text:span></text:p>
              <text:p text:style-name="psCode"><text:span text:style-name="tsDiag">◆ Connection tracking (conntrack)</text:span></text:p>
              <text:p text:style-name="psCode"><text:span text:style-name="tsDiag">The conntrack kernel module maintains a table of all active network connections. When a packet arrives, conntrack classifies it:</text:span></text:p>
              <text:p text:style-name="psCode"><text:span text:style-name="tsDiag">This is crucial for firewall rules. A typical rule set says:</text:span></text:p>
              <text:p text:style-name="psCode"><text:span text:style-name="tsDiag">• Drop INVALID packets</text:span></text:p>
              <text:p text:style-name="psCode"><text:span text:style-name="tsDiag">• Accept ESTABLISHED and RELATED packets (replies to connections we initiated)</text:span></text:p>
              <text:p text:style-name="psCode"><text:span text:style-name="tsDiag">• Apply zone rules only to NEW packets</text:span></text:p>
              <text:p text:style-name="psCode"><text:span text:style-name="tsDiag">This means you only need rules for initiating connections — all replies are automatically permitted.</text:span></text:p>
              <text:p text:style-name="psCode"><text:span text:style-name="tsDiag">↑ Back to TOC</text:span></text:p>
              <text:p text:style-name="psCode"><text:span text:style-name="tsDiag"> </text:span></text:p>
              <text:p text:style-name="psCode"><text:span text:style-name="tsDiag">Before firewalld can make sense, you need to understand where in the kernel</text:span></text:p>
              <text:p text:style-name="psCode"><text:span text:style-name="tsDiag">packets are inspected.</text:span></text:p>
              <text:p text:style-name="psCode"><text:span text:style-name="tsDiag"> </text:span></text:p>
              <text:p text:style-name="psCode"><text:span text:style-name="tsDiag">### Netfilter hooks</text:span></text:p>
              <text:p text:style-name="psCode"><text:span text:style-name="tsDiag"> </text:span></text:p>
              <text:p text:style-name="psCode"><text:span text:style-name="tsDiag">The Linux kernel has five **netfilter hooks** — specific points in the packet</text:span></text:p>
              <text:p text:style-name="psCode"><text:span text:style-name="tsDiag">processing path where kernel modules can register to inspect, modify, or drop</text:span></text:p>
              <text:p text:style-name="psCode"><text:span text:style-name="tsDiag">packets:</text:span></text:p>
              <text:p text:style-name="psCode"><text:span text:style-name="tsDiag"> </text:span></text:p>
              <text:p text:style-name="psCode"><text:span text:style-name="tsDiag">                 ┌─────────────┐</text:span></text:p>
              <text:p text:style-name="psCode"><text:span text:style-name="tsDiag">                 │   PREROUTING│ ← Packets arrive here first (all incoming)</text:span></text:p>
              <text:p text:style-name="psCode"><text:span text:style-name="tsDiag">                 └──────┬──────┘</text:span></text:p>
              <text:p text:style-name="psCode"><text:span text:style-name="tsDiag">                        │</text:span></text:p>
              <text:p text:style-name="psCode"><text:span text:style-name="tsDiag">           ┌────────────┴──────────────┐</text:span></text:p>
              <text:p text:style-name="psCode"><text:span text:style-name="tsDiag">           │                           │</text:span></text:p>
              <text:p text:style-name="psCode"><text:span text:style-name="tsDiag">    ┌──────▼──────┐             ┌──────▼──────┐</text:span></text:p>
              <text:p text:style-name="psCode"><text:span text:style-name="tsDiag">    │   INPUT     │             │   FORWARD   │</text:span></text:p>
              <text:p text:style-name="psCode"><text:span text:style-name="tsDiag">    │(for host)   │             │(for routing)│</text:span></text:p>
              <text:p text:style-name="psCode"><text:span text:style-name="tsDiag">    └──────┬──────┘             └──────┬──────┘</text:span></text:p>
              <text:p text:style-name="psCode"><text:span text:style-name="tsDiag">           │                           │</text:span></text:p>
              <text:p text:style-name="psCode"><text:span text:style-name="tsDiag">    ┌──────▼──────┐             ┌──────▼──────┐</text:span></text:p>
              <text:p text:style-name="psCode"><text:span text:style-name="tsDiag">    │   Local     │             │ POSTROUTING │ ← Outgoing routed packets</text:span></text:p>
              <text:p text:style-name="psCode"><text:span text:style-name="tsDiag">    │  Process    │             └─────────────┘</text:span></text:p>
              <text:p text:style-name="psCode"><text:span text:style-name="tsDiag">    └──────┬──────┘</text:span></text:p>
              <text:p text:style-name="psCode"><text:span text:style-name="tsDiag">           │</text:span></text:p>
              <text:p text:style-name="psCode"><text:span text:style-name="tsDiag">    ┌──────▼──────┐</text:span></text:p>
              <text:p text:style-name="psCode"><text:span text:style-name="tsDiag">    │   OUTPUT    │ ← Packets generated by local processes</text:span></text:p>
              <text:p text:style-name="psCode"><text:span text:style-name="tsDiag">    └──────┬──────┘</text:span></text:p>
              <text:p text:style-name="psCode"><text:span text:style-name="tsDiag">           │</text:span></text:p>
              <text:p text:style-name="psCode"><text:span text:style-name="tsDiag">    ┌──────▼──────┐</text:span></text:p>
              <text:p text:style-name="psCode"><text:span text:style-name="tsDiag">    │ POSTROUTING │ ← All outgoing packets</text:span></text:p>
              <text:p text:style-name="psCode"><text:span text:style-name="tsDiag">    └─────────────┘</text:span></text:p>
              <text:p text:style-name="psCode"><text:span text:style-name="tsDiag"> </text:span></text:p>
              <text:p text:style-name="psCode"><text:span text:style-name="tsDiag">**INPUT** — traffic destined for the local machine (e.g., an SSH connection to</text:span></text:p>
              <text:p text:style-name="psCode"><text:span text:style-name="tsDiag">this server)</text:span></text:p>
              <text:p text:style-name="psCode"><text:span text:style-name="tsDiag"> </text:span></text:p>
              <text:p text:style-name="psCode"><text:span text:style-name="tsDiag">**FORWARD** — traffic passing through the machine from one interface to another</text:span></text:p>
              <text:p text:style-name="psCode"><text:span text:style-name="tsDiag">(e.g., a router forwarding packets between networks)</text:span></text:p>
              <text:p text:style-name="psCode"><text:span text:style-name="tsDiag"> </text:span></text:p>
              <text:p text:style-name="psCode"><text:span text:style-name="tsDiag">**OUTPUT** — traffic generated by processes running on this machine</text:span></text:p>
              <text:p text:style-name="psCode"><text:span text:style-name="tsDiag"> </text:span></text:p>
              <text:p text:style-name="psCode"><text:span text:style-name="tsDiag">**PREROUTING** — before routing decisions are made; used for DNAT (destination</text:span></text:p>
              <text:p text:style-name="psCode"><text:span text:style-name="tsDiag">NAT / port forwarding)</text:span></text:p>
              <text:p text:style-name="psCode"><text:span text:style-name="tsDiag"> </text:span></text:p>
              <text:p text:style-name="psCode"><text:span text:style-name="tsDiag">**POSTROUTING** — after routing decisions; used for SNAT / masquerading</text:span></text:p>
              <text:p text:style-name="psCode"><text:span text:style-name="tsDiag"> </text:span></text:p>
              <text:p text:style-name="psCode"><text:span text:style-name="tsDiag">### Connection tracking (conntrack)</text:span></text:p>
              <text:p text:style-name="psCode"><text:span text:style-name="tsDiag"> </text:span></text:p>
              <text:p text:style-name="psCode"><text:span text:style-name="tsDiag">The `conntrack` kernel module maintains a table of all active network</text:span></text:p>
              <text:p text:style-name="psCode"><text:span text:style-name="tsDiag">connections. When a packet arrives, conntrack classifies it:</text:span></text:p>
              <text:p text:style-name="psCode"><text:span text:style-name="tsDiag"> </text:span></text:p>
              <text:p text:style-name="psCode"><text:span text:style-name="tsDiag">| State | Meaning |</text:span></text:p>
              <text:p text:style-name="psCode"><text:span text:style-name="tsDiag">|-------|---------|</text:span></text:p>
              <text:p text:style-name="psCode"><text:span text:style-name="tsDiag">| `NEW` | First packet of a new connection |</text:span></text:p>
              <text:p text:style-name="psCode"><text:span text:style-name="tsDiag">| `ESTABLISHED` | Part of an already-seen connection |</text:span></text:p>
              <text:p text:style-name="psCode"><text:span text:style-name="tsDiag">| `RELATED` | Associated with an existing connection (e.g., FTP data channel) |</text:span></text:p>
              <text:p text:style-name="psCode"><text:span text:style-name="tsDiag">| `INVALID` | Doesn't match any known connection; usually dropped |</text:span></text:p>
              <text:p text:style-name="psCode"><text:span text:style-name="tsDiag">| `UNTRACKED` | Explicitly excluded from tracking |</text:span></text:p>
              <text:p text:style-name="psCode"><text:span text:style-name="tsDiag"> </text:span></text:p>
              <text:p text:style-name="psCode"><text:span text:style-name="tsDiag">This is crucial for firewall rules. A typical rule set says:</text:span></text:p>
              <text:p text:style-name="psCode"><text:span text:style-name="tsDiag">- Drop INVALID packets</text:span></text:p>
              <text:p text:style-name="psCode"><text:span text:style-name="tsDiag">- Accept ESTABLISHED and RELATED packets (replies to connections we initiated)</text:span></text:p>
              <text:p text:style-name="psCode"><text:span text:style-name="tsDiag">- Apply zone rules only to NEW packets</text:span></text:p>
              <text:p text:style-name="psCode"><text:span text:style-name="tsDiag"> </text:span></text:p>
              <text:p text:style-name="psCode"><text:span text:style-name="tsDiag">This means you only need rules for *initiating* connections — all replies are</text:span></text:p>
              <text:p text:style-name="psCode"><text:span text:style-name="tsDiag">automatically permitted.</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cm">
          <draw:text-box>
            <text:p text:style-name="psTitle"><text:span text:style-name="tsH1">3. The Linux Packet Filtering Stack</text:span></text:p>
          </draw:text-box>
        </draw:frame>
        <draw:frame draw:style-name="gsFrame" svg:x="1cm" svg:y="2.8cm" svg:width="31.87cm" svg:height="15.8cm">
          <table:table table:name="mdtable">
            <table:table-column table:style-name="tcCol_140141249807904_892"/>
            <table:table-column table:style-name="tcCol_140141249807904_2295"/>
            <table:table-row>
              <table:table-cell table:style-name="tcsHeader">
                <text:p text:style-name="psCell"><text:span text:style-name="tsTh">State</text:span></text:p>
              </table:table-cell>
              <table:table-cell table:style-name="tcsHeader">
                <text:p text:style-name="psCell"><text:span text:style-name="tsTh">Meaning</text:span></text:p>
              </table:table-cell>
            </table:table-row>
            <table:table-row>
              <table:table-cell table:style-name="tcsRowA">
                <text:p text:style-name="psCell"><text:span text:style-name="tsTd">NEW</text:span></text:p>
              </table:table-cell>
              <table:table-cell table:style-name="tcsRowA">
                <text:p text:style-name="psCell"><text:span text:style-name="tsTd">First packet of a new connection</text:span></text:p>
              </table:table-cell>
            </table:table-row>
            <table:table-row>
              <table:table-cell table:style-name="tcsRowB">
                <text:p text:style-name="psCell"><text:span text:style-name="tsTd">ESTABLISHED</text:span></text:p>
              </table:table-cell>
              <table:table-cell table:style-name="tcsRowB">
                <text:p text:style-name="psCell"><text:span text:style-name="tsTd">Part of an already-seen connection</text:span></text:p>
              </table:table-cell>
            </table:table-row>
            <table:table-row>
              <table:table-cell table:style-name="tcsRowA">
                <text:p text:style-name="psCell"><text:span text:style-name="tsTd">RELATED</text:span></text:p>
              </table:table-cell>
              <table:table-cell table:style-name="tcsRowA">
                <text:p text:style-name="psCell"><text:span text:style-name="tsTd">Associated with an existing connection (e.g., FTP data channel)</text:span></text:p>
              </table:table-cell>
            </table:table-row>
            <table:table-row>
              <table:table-cell table:style-name="tcsRowB">
                <text:p text:style-name="psCell"><text:span text:style-name="tsTd">INVALID</text:span></text:p>
              </table:table-cell>
              <table:table-cell table:style-name="tcsRowB">
                <text:p text:style-name="psCell"><text:span text:style-name="tsTd">Doesn't match any known connection; usually dropped</text:span></text:p>
              </table:table-cell>
            </table:table-row>
            <table:table-row>
              <table:table-cell table:style-name="tcsRowA">
                <text:p text:style-name="psCell"><text:span text:style-name="tsTd">UNTRACKED</text:span></text:p>
              </table:table-cell>
              <table:table-cell table:style-name="tcsRowA">
                <text:p text:style-name="psCell"><text:span text:style-name="tsTd">Explicitly excluded from tracking</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State | Meaning</text:span></text:p>
              <text:p text:style-name="psCode"><text:span text:style-name="tsDiag">------------------------------------------------------------</text:span></text:p>
              <text:p text:style-name="psCode"><text:span text:style-name="tsDiag">NEW | First packet of a new connection</text:span></text:p>
              <text:p text:style-name="psCode"><text:span text:style-name="tsDiag">ESTABLISHED | Part of an already-seen connection</text:span></text:p>
              <text:p text:style-name="psCode"><text:span text:style-name="tsDiag">RELATED | Associated with an existing connection (e.g., FTP data channel)</text:span></text:p>
              <text:p text:style-name="psCode"><text:span text:style-name="tsDiag">INVALID | Doesn't match any known connection; usually dropped</text:span></text:p>
              <text:p text:style-name="psCode"><text:span text:style-name="tsDiag">UNTRACKED | Explicitly excluded from tracking</text:span></text:p>
            </draw:text-box>
          </draw:frame>
        </presentation:notes>
      </draw:page>
      <draw:page draw:style-name="dpNormal" draw:master-page-name="RHELDark">
        <draw:frame draw:style-name="gsFrame" svg:x="1cm" svg:y="0.4cm" svg:width="31.87cm" svg:height="2.2cm">
          <draw:text-box>
            <text:p text:style-name="psTitle"><text:span text:style-name="tsH1">4. Enter firewalld: The Dynamic Firewall Manager</text:span></text:p>
          </draw:text-box>
        </draw:frame>
        <draw:frame draw:style-name="gsFrame" svg:x="1cm" svg:y="2.9cm" svg:width="31.87cm" svg:height="15.5cm">
          <draw:text-box>
            <text:p text:style-name="psBullet"><text:span text:style-name="tsBullet">firewalld is a userspace daemon that manages the Linux firewall. It was designed to solve specific operational problems:</text:span></text:p>
            <text:p text:style-name="psBullet"><text:span text:style-name="tsBullet">◆ Problem 1: Static vs Dynamic</text:span></text:p>
            <text:p text:style-name="psBullet"><text:span text:style-name="tsBullet">Traditional iptables scripts loaded rules once at boot and that was it. Adding a rule meant reloading the entire script. Services that needed firewall access (like a web server or VPN) had to be manually accounted for.</text:span></text:p>
            <text:p text:style-name="psBullet"><text:span text:style-name="tsBullet">firewalld is dynamic — you can add and remove rules at runtime without disconnecting existing connections. When NetworkManager brings up a new interface, it can tell firewalld which zone to put it in. When Podman starts a container, it can register port forwarding rules. All without touching existing connections.</text:span></text:p>
            <text:p text:style-name="psBullet"><text:span text:style-name="tsBullet">◆ Problem 2: Intent vs Implementation</text:span></text:p>
            <text:p text:style-name="psBullet"><text:span text:style-name="tsBullet">iptables rules are implementation-level: "accept TCP port 443." firewalld rules express intent: "allow the https service in the public zone." This is more readable and less error-prone.</text:span></text:p>
            <text:p text:style-name="psBullet"><text:span text:style-name="tsBullet">◆ Problem 3: Zone-based organisation</text:span></text:p>
            <text:p text:style-name="psBullet"><text:span text:style-name="tsBullet">Rather than one flat list of rules, firewalld organises rules into zones. Each zone represents a trust level. Interfaces are assigned to zones. Rules are applied per-zon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his mirrors how you think about networks: "this interface faces the internet, so it's in the public zone with restrictive rules; that interface faces our internal LAN, so it's in the internal zone with permissive rules."</text:span></text:p>
              <text:p text:style-name="psCode"><text:span text:style-name="tsDiag">↑ Back to TOC</text:span></text:p>
              <text:p text:style-name="psCode"><text:span text:style-name="tsDiag"> </text:span></text:p>
              <text:p text:style-name="psCode"><text:span text:style-name="tsDiag">`firewalld` is a userspace daemon that manages the Linux firewall. It was</text:span></text:p>
              <text:p text:style-name="psCode"><text:span text:style-name="tsDiag">designed to solve specific operational problems:</text:span></text:p>
              <text:p text:style-name="psCode"><text:span text:style-name="tsDiag"> </text:span></text:p>
              <text:p text:style-name="psCode"><text:span text:style-name="tsDiag">### Problem 1: Static vs Dynamic</text:span></text:p>
              <text:p text:style-name="psCode"><text:span text:style-name="tsDiag"> </text:span></text:p>
              <text:p text:style-name="psCode"><text:span text:style-name="tsDiag">Traditional iptables scripts loaded rules once at boot and that was it. Adding</text:span></text:p>
              <text:p text:style-name="psCode"><text:span text:style-name="tsDiag">a rule meant reloading the entire script. Services that needed firewall access</text:span></text:p>
              <text:p text:style-name="psCode"><text:span text:style-name="tsDiag">(like a web server or VPN) had to be manually accounted for.</text:span></text:p>
              <text:p text:style-name="psCode"><text:span text:style-name="tsDiag"> </text:span></text:p>
              <text:p text:style-name="psCode"><text:span text:style-name="tsDiag">firewalld is **dynamic** — you can add and remove rules at runtime without</text:span></text:p>
              <text:p text:style-name="psCode"><text:span text:style-name="tsDiag">disconnecting existing connections. When NetworkManager brings up a new</text:span></text:p>
              <text:p text:style-name="psCode"><text:span text:style-name="tsDiag">interface, it can tell firewalld which zone to put it in. When Podman starts a</text:span></text:p>
              <text:p text:style-name="psCode"><text:span text:style-name="tsDiag">container, it can register port forwarding rules. All without touching existing</text:span></text:p>
              <text:p text:style-name="psCode"><text:span text:style-name="tsDiag">connections.</text:span></text:p>
              <text:p text:style-name="psCode"><text:span text:style-name="tsDiag"> </text:span></text:p>
              <text:p text:style-name="psCode"><text:span text:style-name="tsDiag">### Problem 2: Intent vs Implementation</text:span></text:p>
              <text:p text:style-name="psCode"><text:span text:style-name="tsDiag"> </text:span></text:p>
              <text:p text:style-name="psCode"><text:span text:style-name="tsDiag">iptables rules are implementation-level: "accept TCP port 443." firewalld rules</text:span></text:p>
              <text:p text:style-name="psCode"><text:span text:style-name="tsDiag">express intent: "allow the https service in the public zone." This is more</text:span></text:p>
              <text:p text:style-name="psCode"><text:span text:style-name="tsDiag">readable and less error-prone.</text:span></text:p>
              <text:p text:style-name="psCode"><text:span text:style-name="tsDiag"> </text:span></text:p>
              <text:p text:style-name="psCode"><text:span text:style-name="tsDiag">### Problem 3: Zone-based organisation</text:span></text:p>
              <text:p text:style-name="psCode"><text:span text:style-name="tsDiag"> </text:span></text:p>
              <text:p text:style-name="psCode"><text:span text:style-name="tsDiag">Rather than one flat list of rules, firewalld organises rules into **zones**.</text:span></text:p>
              <text:p text:style-name="psCode"><text:span text:style-name="tsDiag">Each zone represents a trust level. Interfaces are assigned to zones. Rules</text:span></text:p>
              <text:p text:style-name="psCode"><text:span text:style-name="tsDiag">are applied per-zone.</text:span></text:p>
              <text:p text:style-name="psCode"><text:span text:style-name="tsDiag"> </text:span></text:p>
              <text:p text:style-name="psCode"><text:span text:style-name="tsDiag">This mirrors how you think about networks: "this interface faces the internet,</text:span></text:p>
              <text:p text:style-name="psCode"><text:span text:style-name="tsDiag">so it's in the public zone with restrictive rules; that interface faces our</text:span></text:p>
              <text:p text:style-name="psCode"><text:span text:style-name="tsDiag">internal LAN, so it's in the internal zone with permissive rule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5. firewalld's Internal Architecture</text:span></text:p>
          </draw:text-box>
        </draw:frame>
        <draw:frame draw:style-name="gsFrame" svg:x="1cm" svg:y="2.9cm" svg:width="31.87cm" svg:height="15.5cm">
          <draw:text-box>
            <text:p text:style-name="psBullet"><text:span text:style-name="tsBullet">◆ firewalld daemon</text:span></text:p>
            <text:p text:style-name="psBullet"><text:span text:style-name="tsBullet">◆ D-Bus XML Config Backend (nftables)</text:span></text:p>
            <text:p text:style-name="psBullet"><text:span text:style-name="tsBullet">◆ Interface Parser Translator</text:span></text:p>
            <text:p text:style-name="psBullet"><text:span text:style-name="tsBullet">◆ Zone / Policy Engine</text:span></text:p>
            <text:p text:style-name="psBullet"><text:span text:style-name="tsBullet">◆ Zones, Policies, Services, Rich Rules,</text:span></text:p>
            <text:p text:style-name="psBullet"><text:span text:style-name="tsBullet">◆ IP Sets, Port Forwarding, Masquerade</text:span></text:p>
            <text:p text:style-name="psBullet"><text:span text:style-name="tsBullet">◆ Runtime State (in-memory)</text:span></text:p>
            <text:p text:style-name="psBullet"><text:span text:style-name="tsBullet">◆ Permanent State (/etc/firewall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D-Bus Interface</text:span></text:p>
              <text:p text:style-name="psCode"><text:span text:style-name="tsDiag">firewalld exposes its interface via D-Bus, the Linux inter-process communication system. This is how:</text:span></text:p>
              <text:p text:style-name="psCode"><text:span text:style-name="tsDiag">• firewall-cmd sends commands to the daemon</text:span></text:p>
              <text:p text:style-name="psCode"><text:span text:style-name="tsDiag">• NetworkManager tells firewalld which zone an interface belongs to</text:span></text:p>
              <text:p text:style-name="psCode"><text:span text:style-name="tsDiag">• Podman registers port forwarding rules when containers start</text:span></text:p>
              <text:p text:style-name="psCode"><text:span text:style-name="tsDiag">• libvirt registers network bridges for virtual machines</text:span></text:p>
              <text:p text:style-name="psCode"><text:span text:style-name="tsDiag">You can interact with firewalld directly via D-Bus using dbus-send or gdbus, though this is rarely needed in practice.</text:span></text:p>
              <text:p text:style-name="psCode"><text:span text:style-name="tsDiag">◆ Zone and Policy Engine</text:span></text:p>
              <text:p text:style-name="psCode"><text:span text:style-name="tsDiag">The core of firewalld. Maintains the authoritative state of all zones, policies, services, and rules. When a change is made, this engine determines the correct nftables rules to add or remove.</text:span></text:p>
              <text:p text:style-name="psCode"><text:span text:style-name="tsDiag">◆ Backend (nftables Translator)</text:span></text:p>
              <text:p text:style-name="psCode"><text:span text:style-name="tsDiag">Takes the zone/policy configuration and translates it to nftables rules. On RHEL 10 this is always the nftables backend. The translator ensures that:</text:span></text:p>
              <text:p text:style-name="psCode"><text:span text:style-name="tsDiag">→ Rules are generated in the correct order (chain priorities)</text:span></text:p>
              <text:p text:style-name="psCode"><text:span text:style-name="tsDiag">→ Zone-to-interface/source mappings are correct</text:span></text:p>
              <text:p text:style-name="psCode"><text:span text:style-name="tsDiag">→ Rich rules appear at the right priority within their zone</text:span></text:p>
              <text:p text:style-name="psCode"><text:span text:style-name="tsDiag">→ Policy rules appear before or after zone rules as specified</text:span></text:p>
              <text:p text:style-name="psCode"><text:span text:style-name="tsDiag">↑ Back to TOC</text:span></text:p>
              <text:p text:style-name="psCode"><text:span text:style-name="tsDiag"> </text:span></text:p>
              <text:p text:style-name="psCode"><text:span text:style-name="tsDiag">┌────────────────────────────────────────────────────────────────────┐</text:span></text:p>
              <text:p text:style-name="psCode"><text:span text:style-name="tsDiag">│                        firewalld daemon                            │</text:span></text:p>
              <text:p text:style-name="psCode"><text:span text:style-name="tsDiag">│                                                                    │</text:span></text:p>
              <text:p text:style-name="psCode"><text:span text:style-name="tsDiag">│  ┌──────────────┐   ┌──────────────┐   ┌──────────────────────┐   │</text:span></text:p>
              <text:p text:style-name="psCode"><text:span text:style-name="tsDiag">│  │  D-Bus       │   │  XML Config  │   │  Backend (nftables)  │   │</text:span></text:p>
              <text:p text:style-name="psCode"><text:span text:style-name="tsDiag">│  │  Interface   │   │  Parser      │   │  Translator          │   │</text:span></text:p>
              <text:p text:style-name="psCode"><text:span text:style-name="tsDiag">│  └──────┬───────┘   └──────┬───────┘   └──────────┬───────────┘   │</text:span></text:p>
              <text:p text:style-name="psCode"><text:span text:style-name="tsDiag">│         │                  │                        │               │</text:span></text:p>
              <text:p text:style-name="psCode"><text:span text:style-name="tsDiag">│  ┌──────▼───────────────────▼────────────────────── │──────────┐   │</text:span></text:p>
              <text:p text:style-name="psCode"><text:span text:style-name="tsDiag">│  │              Zone / Policy Engine                │          │   │</text:span></text:p>
              <text:p text:style-name="psCode"><text:span text:style-name="tsDiag">│  │   Zones, Policies, Services, Rich Rules,         │          │   │</text:span></text:p>
              <text:p text:style-name="psCode"><text:span text:style-name="tsDiag">│  │   IP Sets, Port Forwarding, Masquerade           │          │   │</text:span></text:p>
              <text:p text:style-name="psCode"><text:span text:style-name="tsDiag">│  └──────────────────────────────────────────────────┘          │   │</text:span></text:p>
              <text:p text:style-name="psCode"><text:span text:style-name="tsDiag">│                                                                 │   │</text:span></text:p>
              <text:p text:style-name="psCode"><text:span text:style-name="tsDiag">│  ┌──────────────────────────────────────────────────────────┐  │   │</text:span></text:p>
              <text:p text:style-name="psCode"><text:span text:style-name="tsDiag">│  │              Runtime State (in-memory)                   │  │   │</text:span></text:p>
              <text:p text:style-name="psCode"><text:span text:style-name="tsDiag">│  └──────────────────────────────────────────────────────────┘  │   │</text:span></text:p>
              <text:p text:style-name="psCode"><text:span text:style-name="tsDiag">│                                                                 │   │</text:span></text:p>
              <text:p text:style-name="psCode"><text:span text:style-name="tsDiag">│  ┌──────────────────────────────────────────────────────────┐  │   │</text:span></text:p>
              <text:p text:style-name="psCode"><text:span text:style-name="tsDiag">│  │              Permanent State (/etc/firewalld/)           │  │   │</text:span></text:p>
              <text:p text:style-name="psCode"><text:span text:style-name="tsDiag">│  └──────────────────────────────────────────────────────────┘  │   │</text:span></text:p>
              <text:p text:style-name="psCode"><text:span text:style-name="tsDiag">└────────────────────────────────────────────────────────────────────┘</text:span></text:p>
              <text:p text:style-name="psCode"><text:span text:style-name="tsDiag"> </text:span></text:p>
              <text:p text:style-name="psCode"><text:span text:style-name="tsDiag">### D-Bus Interface</text:span></text:p>
              <text:p text:style-name="psCode"><text:span text:style-name="tsDiag"> </text:span></text:p>
              <text:p text:style-name="psCode"><text:span text:style-name="tsDiag">firewalld exposes its interface via **D-Bus**, the Linux inter-process</text:span></text:p>
              <text:p text:style-name="psCode"><text:span text:style-name="tsDiag">communication system. This is how:</text:span></text:p>
              <text:p text:style-name="psCode"><text:span text:style-name="tsDiag"> </text:span></text:p>
              <text:p text:style-name="psCode"><text:span text:style-name="tsDiag">- `firewall-cmd` sends commands to the daemon</text:span></text:p>
              <text:p text:style-name="psCode"><text:span text:style-name="tsDiag">- NetworkManager tells firewalld which zone an interface belongs to</text:span></text:p>
              <text:p text:style-name="psCode"><text:span text:style-name="tsDiag">- Podman registers port forwarding rules when containers start</text:span></text:p>
              <text:p text:style-name="psCode"><text:span text:style-name="tsDiag">- `libvirt` registers network bridges for virtual machines</text:span></text:p>
              <text:p text:style-name="psCode"><text:span text:style-name="tsDiag"> </text:span></text:p>
              <text:p text:style-name="psCode"><text:span text:style-name="tsDiag">You can interact with firewalld directly via D-Bus using `dbus-send` or</text:span></text:p>
              <text:p text:style-name="psCode"><text:span text:style-name="tsDiag">`gdbus`, though this is rarely needed in practice.</text:span></text:p>
              <text:p text:style-name="psCode"><text:span text:style-name="tsDiag"> </text:span></text:p>
              <text:p text:style-name="psCode"><text:span text:style-name="tsDiag">### Zone and Policy Engine</text:span></text:p>
              <text:p text:style-name="psCode"><text:span text:style-name="tsDiag"> </text:span></text:p>
              <text:p text:style-name="psCode"><text:span text:style-name="tsDiag">The core of firewalld. Maintains the authoritative state of all zones, policies,</text:span></text:p>
              <text:p text:style-name="psCode"><text:span text:style-name="tsDiag">services, and rules. When a change is made, this engine determines the correct</text:span></text:p>
              <text:p text:style-name="psCode"><text:span text:style-name="tsDiag">nftables rules to add or remove.</text:span></text:p>
              <text:p text:style-name="psCode"><text:span text:style-name="tsDiag"> </text:span></text:p>
              <text:p text:style-name="psCode"><text:span text:style-name="tsDiag">### Backend (nftables Translator)</text:span></text:p>
              <text:p text:style-name="psCode"><text:span text:style-name="tsDiag"> </text:span></text:p>
              <text:p text:style-name="psCode"><text:span text:style-name="tsDiag">Takes the zone/policy configuration and translates it to nftables rules. On</text:span></text:p>
              <text:p text:style-name="psCode"><text:span text:style-name="tsDiag">RHEL 10 this is always the nftables backend. The translator ensures that:</text:span></text:p>
              <text:p text:style-name="psCode"><text:span text:style-name="tsDiag"> </text:span></text:p>
              <text:p text:style-name="psCode"><text:span text:style-name="tsDiag">1. Rules are generated in the correct order (chain priorities)</text:span></text:p>
              <text:p text:style-name="psCode"><text:span text:style-name="tsDiag">2. Zone-to-interface/source mappings are correct</text:span></text:p>
              <text:p text:style-name="psCode"><text:span text:style-name="tsDiag">3. Rich rules appear at the right priority within their zone</text:span></text:p>
              <text:p text:style-name="psCode"><text:span text:style-name="tsDiag">4. Policy rules appear before or after zone rules as specified</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6. The Two-Layer Model: Runtime vs Permanent</text:span></text:p>
          </draw:text-box>
        </draw:frame>
        <draw:frame draw:style-name="gsFrame" svg:x="1cm" svg:y="2.9cm" svg:width="31.87cm" svg:height="15.5cm">
          <draw:text-box>
            <text:p text:style-name="psBullet"><text:span text:style-name="tsBullet">This is the single most important concept in firewalld. Misunderstanding it is the source of most beginner confusion and operational errors.</text:span></text:p>
            <text:p text:style-name="psBullet"><text:span text:style-name="tsBullet">firewalld maintains two separate states simultaneously:</text:span></text:p>
            <text:p text:style-name="psBullet"><text:span text:style-name="tsBullet">◆ RUNTIME STATE</text:span></text:p>
            <text:p text:style-name="psBullet"><text:span text:style-name="tsBullet">◆ (in kernel/memory)</text:span></text:p>
            <text:p text:style-name="psBullet"><text:span text:style-name="tsBullet">◆ • What is ACTUALLY enforced right now</text:span></text:p>
            <text:p text:style-name="psBullet"><text:span text:style-name="tsBullet">◆ • What nftables rules are ACTUALLY loaded</text:span></text:p>
            <text:p text:style-name="psBullet"><text:span text:style-name="tsBullet">◆ • Changes take effect IMMEDIATELY</text:span></text:p>
            <text:p text:style-name="psBullet"><text:span text:style-name="tsBullet">◆ • Changes are LOST on firewall reload or system reboo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 PERMANENT STATE</text:span></text:p>
              <text:p text:style-name="psCode"><text:span text:style-name="tsDiag">  ◆ (/etc/firewalld/ on disk)</text:span></text:p>
              <text:p text:style-name="psCode"><text:span text:style-name="tsDiag">  ◆ • What will be enforced AFTER the next reload</text:span></text:p>
              <text:p text:style-name="psCode"><text:span text:style-name="tsDiag">  ◆ • XML files on disk</text:span></text:p>
              <text:p text:style-name="psCode"><text:span text:style-name="tsDiag">  ◆ • Changes do NOT take effect immediately</text:span></text:p>
              <text:p text:style-name="psCode"><text:span text:style-name="tsDiag">  ◆ • Changes SURVIVE reload and reboot</text:span></text:p>
              <text:p text:style-name="psCode"><text:span text:style-name="tsDiag">◆ The three operations</text:span></text:p>
              <text:p text:style-name="psCode"><text:span text:style-name="tsDiag">◆ Common workflow 1: Test then make permanent</text:span></text:p>
              <text:p text:style-name="psCode"><text:span text:style-name="tsDiag">This is the safest approach when you're not sure a rule is correct:</text:span></text:p>
              <text:p text:style-name="psCode"><text:span text:style-name="tsDiag">◆ Common workflow 2: Permanent with manual reload</text:span></text:p>
              <text:p text:style-name="psCode"><text:span text:style-name="tsDiag">Some operators prefer explicit control:</text:span></text:p>
              <text:p text:style-name="psCode"><text:span text:style-name="tsDiag">◆ Common workflow 3: Both at once (risky)</text:span></text:p>
              <text:p text:style-name="psCode"><text:span text:style-name="tsDiag">Running the command twice — once with --permanent and once without — achieves both. This is common in scripts but can lead to inconsistency if one command fails.</text:span></text:p>
              <text:p text:style-name="psCode"><text:span text:style-name="tsDiag">💡 ⚠️  IMPORTANT — The most common beginner mistake Adding a rule with --permanent and wondering why it doesn't work immediately. Always remember: --permanent writes to disk but does NOT activate the rule. You need firewall-cmd --reload to load permanent config into runtime.</text:span></text:p>
              <text:p text:style-name="psCode"><text:span text:style-name="tsDiag">◆ What does --reload do?</text:span></text:p>
              <text:p text:style-name="psCode"><text:span text:style-name="tsDiag">firewall-cmd --reload replaces the entire runtime state with the permanent config. It is a "soft reload" — it does NOT drop existing TCP connections. The nftables ruleset is swapped atomically.</text:span></text:p>
              <text:p text:style-name="psCode"><text:span text:style-name="tsDiag">Use --complete-reload only when you need to flush connection tracking state, for example after a major zone restructuring.</text:span></text:p>
              <text:p text:style-name="psCode"><text:span text:style-name="tsDiag">◆ Checking which layer you're looking at</text:span></text:p>
              <text:p text:style-name="psCode"><text:span text:style-name="tsDiag">If these outputs differ, you have a discrepancy between runtime and permanent state — something was added at runtime but not made permanent, or vice versa.</text:span></text:p>
              <text:p text:style-name="psCode"><text:span text:style-name="tsDiag">↑ Back to TOC</text:span></text:p>
              <text:p text:style-name="psCode"><text:span text:style-name="tsDiag"> </text:span></text:p>
              <text:p text:style-name="psCode"><text:span text:style-name="tsDiag">This is the single most important concept in firewalld. Misunderstanding it is</text:span></text:p>
              <text:p text:style-name="psCode"><text:span text:style-name="tsDiag">the source of most beginner confusion and operational errors.</text:span></text:p>
              <text:p text:style-name="psCode"><text:span text:style-name="tsDiag"> </text:span></text:p>
              <text:p text:style-name="psCode"><text:span text:style-name="tsDiag">firewalld maintains **two separate states simultaneously**:</text:span></text:p>
              <text:p text:style-name="psCode"><text:span text:style-name="tsDiag"> </text:span></text:p>
              <text:p text:style-name="psCode"><text:span text:style-name="tsDiag">┌─────────────────────────────────────────────────────────────────────┐</text:span></text:p>
              <text:p text:style-name="psCode"><text:span text:style-name="tsDiag">│                         RUNTIME STATE                               │</text:span></text:p>
              <text:p text:style-name="psCode"><text:span text:style-name="tsDiag">│                      (in kernel/memory)                             │</text:span></text:p>
              <text:p text:style-name="psCode"><text:span text:style-name="tsDiag">│                                                                     │</text:span></text:p>
              <text:p text:style-name="psCode"><text:span text:style-name="tsDiag">│   • What is ACTUALLY enforced right now                             │</text:span></text:p>
              <text:p text:style-name="psCode"><text:span text:style-name="tsDiag">│   • What nftables rules are ACTUALLY loaded                         │</text:span></text:p>
              <text:p text:style-name="psCode"><text:span text:style-name="tsDiag">│   • Changes take effect IMMEDIATELY                                 │</text:span></text:p>
              <text:p text:style-name="psCode"><text:span text:style-name="tsDiag">│   • Changes are LOST on firewall reload or system reboot            │</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PERMANENT STATE                              │</text:span></text:p>
              <text:p text:style-name="psCode"><text:span text:style-name="tsDiag">│                   (/etc/firewalld/ on disk)                         │</text:span></text:p>
              <text:p text:style-name="psCode"><text:span text:style-name="tsDiag">│                                                                     │</text:span></text:p>
              <text:p text:style-name="psCode"><text:span text:style-name="tsDiag">│   • What will be enforced AFTER the next reload                     │</text:span></text:p>
              <text:p text:style-name="psCode"><text:span text:style-name="tsDiag">│   • XML files on disk                                               │</text:span></text:p>
              <text:p text:style-name="psCode"><text:span text:style-name="tsDiag">│   • Changes do NOT take effect immediately                          │</text:span></text:p>
              <text:p text:style-name="psCode"><text:span text:style-name="tsDiag">│   • Changes SURVIVE reload and reboot                               │</text:span></text:p>
              <text:p text:style-name="psCode"><text:span text:style-name="tsDiag">│                                                                     │</text:span></text:p>
              <text:p text:style-name="psCode"><text:span text:style-name="tsDiag">└─────────────────────────────────────────────────────────────────────┘</text:span></text:p>
              <text:p text:style-name="psCode"><text:span text:style-name="tsDiag"> </text:span></text:p>
              <text:p text:style-name="psCode"><text:span text:style-name="tsDiag">### The three operations</text:span></text:p>
              <text:p text:style-name="psCode"><text:span text:style-name="tsDiag"> </text:span></text:p>
              <text:p text:style-name="psCode"><text:span text:style-name="tsDiag">| Operation | Flag | What it does |</text:span></text:p>
              <text:p text:style-name="psCode"><text:span text:style-name="tsDiag">|-----------|------|--------------|</text:span></text:p>
              <text:p text:style-name="psCode"><text:span text:style-name="tsDiag">| **Runtime change** | *(no flag)* | Modifies runtime only; immediate effect; lost on reload |</text:span></text:p>
              <text:p text:style-name="psCode"><text:span text:style-name="tsDiag">| **Permanent change** | `--permanent` | Modifies disk config only; no immediate effect; survives reload |</text:span></text:p>
              <text:p text:style-name="psCode"><text:span text:style-name="tsDiag">| **Runtime + Permanent** | Run command twice, or `--runtime-to-permanent` | Both layers updated |</text:span></text:p>
              <text:p text:style-name="psCode"><text:span text:style-name="tsDiag"> </text:span></text:p>
              <text:p text:style-name="psCode"><text:span text:style-name="tsDiag">### Common workflow 1: Test then make permanent</text:span></text:p>
              <text:p text:style-name="psCode"><text:span text:style-name="tsDiag"> </text:span></text:p>
              <text:p text:style-name="psCode"><text:span text:style-name="tsDiag">This is the safest approach when you're not sure a rule is correct:</text:span></text:p>
              <text:p text:style-name="psCode"><text:span text:style-name="tsDiag"> </text:span></text:p>
              <text:p text:style-name="psCode"><text:span text:style-name="tsDiag">```bash</text:span></text:p>
              <text:p text:style-name="psCode"><text:span text:style-name="tsDiag">firewall-cmd --zone=public --add-service=http</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Common workflow 2: Permanent with manual reload</text:span></text:p>
              <text:p text:style-name="psCode"><text:span text:style-name="tsDiag"> </text:span></text:p>
              <text:p text:style-name="psCode"><text:span text:style-name="tsDiag">Some operators prefer explicit control:</text:span></text:p>
              <text:p text:style-name="psCode"><text:span text:style-name="tsDiag"> </text:span></text:p>
              <text:p text:style-name="psCode"><text:span text:style-name="tsDiag">```bash</text:span></text:p>
              <text:p text:style-name="psCode"><text:span text:style-name="tsDiag">firewall-cmd --permanent --zone=public --add-service=http</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Common workflow 3: Both at once (risky)</text:span></text:p>
              <text:p text:style-name="psCode"><text:span text:style-name="tsDiag"> </text:span></text:p>
              <text:p text:style-name="psCode"><text:span text:style-name="tsDiag">```bash</text:span></text:p>
              <text:p text:style-name="psCode"><text:span text:style-name="tsDiag">firewall-cmd --permanent --zone=public --add-service=http</text:span></text:p>
              <text:p text:style-name="psCode"><text:span text:style-name="tsDiag">firewall-cmd --zone=public --add-service=http</text:span></text:p>
              <text:p text:style-name="psCode"><text:span text:style-name="tsDiag">```</text:span></text:p>
              <text:p text:style-name="psCode"><text:span text:style-name="tsDiag"> </text:span></text:p>
              <text:p text:style-name="psCode"><text:span text:style-name="tsDiag">Running the command twice — once with `--permanent` and once without — achieves</text:span></text:p>
              <text:p text:style-name="psCode"><text:span text:style-name="tsDiag">both. This is common in scripts but can lead to inconsistency if one command</text:span></text:p>
              <text:p text:style-name="psCode"><text:span text:style-name="tsDiag">fails.</text:span></text:p>
              <text:p text:style-name="psCode"><text:span text:style-name="tsDiag"> </text:span></text:p>
              <text:p text:style-name="psCode"><text:span text:style-name="tsDiag">&gt; **⚠️  IMPORTANT — The most common beginner mistake**</text:span></text:p>
              <text:p text:style-name="psCode"><text:span text:style-name="tsDiag">&gt; Adding a rule with `--permanent` and wondering why it doesn't work immediately.</text:span></text:p>
              <text:p text:style-name="psCode"><text:span text:style-name="tsDiag">&gt; Always remember: `--permanent` writes to disk but does NOT activate the rule.</text:span></text:p>
              <text:p text:style-name="psCode"><text:span text:style-name="tsDiag">&gt; You need `firewall-cmd --reload` to load permanent config into runtime.</text:span></text:p>
              <text:p text:style-name="psCode"><text:span text:style-name="tsDiag"> </text:span></text:p>
              <text:p text:style-name="psCode"><text:span text:style-name="tsDiag">### What does `--reload` do?</text:span></text:p>
              <text:p text:style-name="psCode"><text:span text:style-name="tsDiag"> </text:span></text:p>
              <text:p text:style-name="psCode"><text:span text:style-name="tsDiag">`firewall-cmd --reload` replaces the **entire runtime state** with the permanent</text:span></text:p>
              <text:p text:style-name="psCode"><text:span text:style-name="tsDiag">config. It is a "soft reload" — it does NOT drop existing TCP connections. The</text:span></text:p>
              <text:p text:style-name="psCode"><text:span text:style-name="tsDiag">nftables ruleset is swapped atomically.</text:span></text:p>
              <text:p text:style-name="psCode"><text:span text:style-name="tsDiag"> </text:span></text:p>
              <text:p text:style-name="psCode"><text:span text:style-name="tsDiag">```bash</text:span></text:p>
              <text:p text:style-name="psCode"><text:span text:style-name="tsDiag">firewall-cmd --reload</text:span></text:p>
              <text:p text:style-name="psCode"><text:span text:style-name="tsDiag"> </text:span></text:p>
              <text:p text:style-name="psCode"><text:span text:style-name="tsDiag">firewall-cmd --complete-reload</text:span></text:p>
              <text:p text:style-name="psCode"><text:span text:style-name="tsDiag">```</text:span></text:p>
              <text:p text:style-name="psCode"><text:span text:style-name="tsDiag"> </text:span></text:p>
              <text:p text:style-name="psCode"><text:span text:style-name="tsDiag">Use `--complete-reload` only when you need to flush connection tracking state,</text:span></text:p>
              <text:p text:style-name="psCode"><text:span text:style-name="tsDiag">for example after a major zone restructuring.</text:span></text:p>
              <text:p text:style-name="psCode"><text:span text:style-name="tsDiag"> </text:span></text:p>
              <text:p text:style-name="psCode"><text:span text:style-name="tsDiag">### Checking which layer you're looking at</text:span></text:p>
              <text:p text:style-name="psCode"><text:span text:style-name="tsDiag"> </text:span></text:p>
              <text:p text:style-name="psCode"><text:span text:style-name="tsDiag">```bash</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text:span></text:p>
              <text:p text:style-name="psCode"><text:span text:style-name="tsDiag"> </text:span></text:p>
              <text:p text:style-name="psCode"><text:span text:style-name="tsDiag">If these outputs differ, you have a discrepancy between runtime and permanent</text:span></text:p>
              <text:p text:style-name="psCode"><text:span text:style-name="tsDiag">state — something was added at runtime but not made permanent, or vice versa.</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6. The Two-Layer Model: Runtime vs Permanent — BASH</text:span></text:p>
          </draw:text-box>
        </draw:frame>
        <draw:frame draw:style-name="gsCode" svg:x="1cm" svg:y="3.3cm" svg:width="31.87cm" svg:height="14.5cm">
          <draw:text-box>
            <text:p text:style-name="psCode"><text:span text:style-name="tsCodeDyn_11_A8FF60_DejaVuSansMono">firewall-cmd --zone=public --add-service=http</text:span><text:line-break/><text:span text:style-name="tsCodeDyn_11_A8FF60_DejaVuSansMono"> </text:span><text:line-break/><text:span text:style-name="tsCodeDyn_11_A8FF60_DejaVuSansMono">firewall-cmd --runtime-to-permanent</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zone=public --add-service=htt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zone=public --add-service=http</text:span><text:line-break/><text:span text:style-name="tsCodeDyn_11_A8FF60_DejaVuSansMono">firewall-cmd --zone=public --add-service=htt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complete-reload</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permanent --list-all --zone=publi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zone=public --add-service=http</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add-service=htt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add-service=http</text:span></text:p>
              <text:p text:style-name="psCode"><text:span text:style-name="tsDiag">firewall-cmd --zone=public --add-service=htt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complete-reload</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draw:text-box>
          </draw:frame>
        </presentation:notes>
      </draw:page>
      <draw:page draw:style-name="dpNormal" draw:master-page-name="RHELDark">
        <draw:frame draw:style-name="gsFrame" svg:x="1cm" svg:y="0.4cm" svg:width="31.87cm" svg:height="2cm">
          <draw:text-box>
            <text:p text:style-name="psTitle"><text:span text:style-name="tsH1">6. The Two-Layer Model: Runtime vs Permanent</text:span></text:p>
          </draw:text-box>
        </draw:frame>
        <draw:frame draw:style-name="gsFrame" svg:x="1cm" svg:y="2.8cm" svg:width="31.87cm" svg:height="15.8cm">
          <table:table table:name="mdtable">
            <table:table-column table:style-name="tcCol_140141248300240_892"/>
            <table:table-column table:style-name="tcCol_140141248300240_1148"/>
            <table:table-column table:style-name="tcCol_140141248300240_1148"/>
            <table:table-row>
              <table:table-cell table:style-name="tcsHeader">
                <text:p text:style-name="psCell"><text:span text:style-name="tsTh">Operation</text:span></text:p>
              </table:table-cell>
              <table:table-cell table:style-name="tcsHeader">
                <text:p text:style-name="psCell"><text:span text:style-name="tsTh">Flag</text:span></text:p>
              </table:table-cell>
              <table:table-cell table:style-name="tcsHeader">
                <text:p text:style-name="psCell"><text:span text:style-name="tsTh">What it does</text:span></text:p>
              </table:table-cell>
            </table:table-row>
            <table:table-row>
              <table:table-cell table:style-name="tcsRowA">
                <text:p text:style-name="psCell"><text:span text:style-name="tsTd">Runtime change</text:span></text:p>
              </table:table-cell>
              <table:table-cell table:style-name="tcsRowA">
                <text:p text:style-name="psCell"><text:span text:style-name="tsTd">(no flag)</text:span></text:p>
              </table:table-cell>
              <table:table-cell table:style-name="tcsRowA">
                <text:p text:style-name="psCell"><text:span text:style-name="tsTd">Modifies runtime only; immediate effect; lost on reload</text:span></text:p>
              </table:table-cell>
            </table:table-row>
            <table:table-row>
              <table:table-cell table:style-name="tcsRowB">
                <text:p text:style-name="psCell"><text:span text:style-name="tsTd">Permanent change</text:span></text:p>
              </table:table-cell>
              <table:table-cell table:style-name="tcsRowB">
                <text:p text:style-name="psCell"><text:span text:style-name="tsTd">--permanent</text:span></text:p>
              </table:table-cell>
              <table:table-cell table:style-name="tcsRowB">
                <text:p text:style-name="psCell"><text:span text:style-name="tsTd">Modifies disk config only; no immediate effect; survives reload</text:span></text:p>
              </table:table-cell>
            </table:table-row>
            <table:table-row>
              <table:table-cell table:style-name="tcsRowA">
                <text:p text:style-name="psCell"><text:span text:style-name="tsTd">Runtime + Permanent</text:span></text:p>
              </table:table-cell>
              <table:table-cell table:style-name="tcsRowA">
                <text:p text:style-name="psCell"><text:span text:style-name="tsTd">Run command twice, or --runtime-to-permanent</text:span></text:p>
              </table:table-cell>
              <table:table-cell table:style-name="tcsRowA">
                <text:p text:style-name="psCell"><text:span text:style-name="tsTd">Both layers updated</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Operation | Flag | What it does</text:span></text:p>
              <text:p text:style-name="psCode"><text:span text:style-name="tsDiag">------------------------------------------------------------</text:span></text:p>
              <text:p text:style-name="psCode"><text:span text:style-name="tsDiag">Runtime change | (no flag) | Modifies runtime only; immediate effect; lost on reload</text:span></text:p>
              <text:p text:style-name="psCode"><text:span text:style-name="tsDiag">Permanent change | --permanent | Modifies disk config only; no immediate effect; survives reload</text:span></text:p>
              <text:p text:style-name="psCode"><text:span text:style-name="tsDiag">Runtime + Permanent | Run command twice, or --runtime-to-permanent | Both layers updated</text:span></text:p>
            </draw:text-box>
          </draw:frame>
        </presentation:notes>
      </draw:page>
      <draw:page draw:style-name="dpNormal" draw:master-page-name="RHELDark">
        <draw:frame draw:style-name="gsFrame" svg:x="1cm" svg:y="0.4cm" svg:width="31.87cm" svg:height="2.2cm">
          <draw:text-box>
            <text:p text:style-name="psTitle"><text:span text:style-name="tsH1">7. Configuration Files and Their Locations</text:span></text:p>
          </draw:text-box>
        </draw:frame>
        <draw:frame draw:style-name="gsFrame" svg:x="1cm" svg:y="2.9cm" svg:width="31.87cm" svg:height="15.5cm">
          <draw:text-box>
            <text:p text:style-name="psBullet"><text:span text:style-name="tsBullet">◆ System defaults (read-only)</text:span></text:p>
            <text:p text:style-name="psBullet"><text:span text:style-name="tsBullet">◆ /usr/lib/firewalld/</text:span></text:p>
            <text:p text:style-name="psBullet"><text:span text:style-name="tsBullet">◆ zones/ ← Predefined zone XML (public, internal, dmz, etc.)</text:span></text:p>
            <text:p text:style-name="psBullet"><text:span text:style-name="tsBullet">◆ services/ ← Predefined service XML (http, ssh, dns, etc.)</text:span></text:p>
            <text:p text:style-name="psBullet"><text:span text:style-name="tsBullet">◆ icmptypes/ ← ICMP type definitions</text:span></text:p>
            <text:p text:style-name="psBullet"><text:span text:style-name="tsBullet">◆ ipsets/ ← Predefined IP sets (rare)</text:span></text:p>
            <text:p text:style-name="psBullet"><text:span text:style-name="tsBullet">◆ policies/ ← Predefined policies</text:span></text:p>
            <text:p text:style-name="psBullet"><text:span text:style-name="tsBullet">Never edit files here. They are owned by the firewalld package and will be overwritten on upgrad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User customisations (read/write)</text:span></text:p>
              <text:p text:style-name="psCode"><text:span text:style-name="tsDiag">  ◆ /etc/firewalld/</text:span></text:p>
              <text:p text:style-name="psCode"><text:span text:style-name="tsDiag">  ◆ firewalld.conf ← Main daemon configuration</text:span></text:p>
              <text:p text:style-name="psCode"><text:span text:style-name="tsDiag">  ◆ zones/ ← Custom/overridden zone XML</text:span></text:p>
              <text:p text:style-name="psCode"><text:span text:style-name="tsDiag">  ◆ policies/ ← Custom policy XML</text:span></text:p>
              <text:p text:style-name="psCode"><text:span text:style-name="tsDiag">  ◆ services/ ← Custom service XML</text:span></text:p>
              <text:p text:style-name="psCode"><text:span text:style-name="tsDiag">  ◆ ipsets/ ← Custom IP set XML</text:span></text:p>
              <text:p text:style-name="psCode"><text:span text:style-name="tsDiag">  ◆ helpers/ ← Custom connection tracking helpers</text:span></text:p>
              <text:p text:style-name="psCode"><text:span text:style-name="tsDiag">  ◆ direct.xml ← Direct (raw) rules (Module 12)</text:span></text:p>
              <text:p text:style-name="psCode"><text:span text:style-name="tsDiag">Files here override the system defaults. If /etc/firewalld/zones/public.xml exists, it replaces /usr/lib/firewalld/zones/public.xml. If it doesn't exist, the system default is used.</text:span></text:p>
              <text:p text:style-name="psCode"><text:span text:style-name="tsDiag">◆ firewalld.conf — key options</text:span></text:p>
              <text:p text:style-name="psCode"><text:span text:style-name="tsDiag">↑ Back to TOC</text:span></text:p>
              <text:p text:style-name="psCode"><text:span text:style-name="tsDiag"> </text:span></text:p>
              <text:p text:style-name="psCode"><text:span text:style-name="tsDiag">### System defaults (read-only)</text:span></text:p>
              <text:p text:style-name="psCode"><text:span text:style-name="tsDiag"> </text:span></text:p>
              <text:p text:style-name="psCode"><text:span text:style-name="tsDiag">/usr/lib/firewalld/</text:span></text:p>
              <text:p text:style-name="psCode"><text:span text:style-name="tsDiag">├── zones/          ← Predefined zone XML (public, internal, dmz, etc.)</text:span></text:p>
              <text:p text:style-name="psCode"><text:span text:style-name="tsDiag">├── services/       ← Predefined service XML (http, ssh, dns, etc.)</text:span></text:p>
              <text:p text:style-name="psCode"><text:span text:style-name="tsDiag">├── icmptypes/      ← ICMP type definitions</text:span></text:p>
              <text:p text:style-name="psCode"><text:span text:style-name="tsDiag">├── ipsets/         ← Predefined IP sets (rare)</text:span></text:p>
              <text:p text:style-name="psCode"><text:span text:style-name="tsDiag">└── policies/       ← Predefined policies</text:span></text:p>
              <text:p text:style-name="psCode"><text:span text:style-name="tsDiag"> </text:span></text:p>
              <text:p text:style-name="psCode"><text:span text:style-name="tsDiag">**Never edit files here.** They are owned by the `firewalld` package and will</text:span></text:p>
              <text:p text:style-name="psCode"><text:span text:style-name="tsDiag">be overwritten on upgrade.</text:span></text:p>
              <text:p text:style-name="psCode"><text:span text:style-name="tsDiag"> </text:span></text:p>
              <text:p text:style-name="psCode"><text:span text:style-name="tsDiag">### User customisations (read/write)</text:span></text:p>
              <text:p text:style-name="psCode"><text:span text:style-name="tsDiag"> </text:span></text:p>
              <text:p text:style-name="psCode"><text:span text:style-name="tsDiag">/etc/firewalld/</text:span></text:p>
              <text:p text:style-name="psCode"><text:span text:style-name="tsDiag">├── firewalld.conf         ← Main daemon configuration</text:span></text:p>
              <text:p text:style-name="psCode"><text:span text:style-name="tsDiag">├── zones/                 ← Custom/overridden zone XML</text:span></text:p>
              <text:p text:style-name="psCode"><text:span text:style-name="tsDiag">├── policies/              ← Custom policy XML</text:span></text:p>
              <text:p text:style-name="psCode"><text:span text:style-name="tsDiag">├── services/              ← Custom service XML</text:span></text:p>
              <text:p text:style-name="psCode"><text:span text:style-name="tsDiag">├── ipsets/                ← Custom IP set XML</text:span></text:p>
              <text:p text:style-name="psCode"><text:span text:style-name="tsDiag">├── helpers/               ← Custom connection tracking helpers</text:span></text:p>
              <text:p text:style-name="psCode"><text:span text:style-name="tsDiag">└── direct.xml             ← Direct (raw) rules (Module 12)</text:span></text:p>
              <text:p text:style-name="psCode"><text:span text:style-name="tsDiag"> </text:span></text:p>
              <text:p text:style-name="psCode"><text:span text:style-name="tsDiag">Files here **override** the system defaults. If `/etc/firewalld/zones/public.xml`</text:span></text:p>
              <text:p text:style-name="psCode"><text:span text:style-name="tsDiag">exists, it replaces `/usr/lib/firewalld/zones/public.xml`. If it doesn't exist,</text:span></text:p>
              <text:p text:style-name="psCode"><text:span text:style-name="tsDiag">the system default is used.</text:span></text:p>
              <text:p text:style-name="psCode"><text:span text:style-name="tsDiag"> </text:span></text:p>
              <text:p text:style-name="psCode"><text:span text:style-name="tsDiag">### `firewalld.conf` — key options</text:span></text:p>
              <text:p text:style-name="psCode"><text:span text:style-name="tsDiag"> </text:span></text:p>
              <text:p text:style-name="psCode"><text:span text:style-name="tsDiag">```ini</text:span></text:p>
              <text:p text:style-name="psCode"><text:span text:style-name="tsDiag"> </text:span></text:p>
              <text:p text:style-name="psCode"><text:span text:style-name="tsDiag">LogDenied=off</text:span></text:p>
              <text:p text:style-name="psCode"><text:span text:style-name="tsDiag"> </text:span></text:p>
              <text:p text:style-name="psCode"><text:span text:style-name="tsDiag">Lockdown=no</text:span></text:p>
              <text:p text:style-name="psCode"><text:span text:style-name="tsDiag"> </text:span></text:p>
              <text:p text:style-name="psCode"><text:span text:style-name="tsDiag">FlushAllOnReload=yes</text:span></text:p>
              <text:p text:style-name="psCode"><text:span text:style-name="tsDiag"> </text:span></text:p>
              <text:p text:style-name="psCode"><text:span text:style-name="tsDiag">FirewallBackend=nftables</text:span></text:p>
              <text:p text:style-name="psCode"><text:span text:style-name="tsDiag"> </text:span></text:p>
              <text:p text:style-name="psCode"><text:span text:style-name="tsDiag">StrictForwardPorts=no</text:span></text:p>
              <text:p text:style-name="psCode"><text:span text:style-name="tsDiag"> </text:span></text:p>
              <text:p text:style-name="psCode"><text:span text:style-name="tsDiag">Default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7. Configuration Files and Their Locations — INI</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LogDenied=off</text:span><text:line-break/><text:span text:style-name="tsCodeDyn_11_A8FF60_DejaVuSansMono"> </text:span><text:line-break/><text:span text:style-name="tsCodeDyn_11_A8FF60_DejaVuSansMono">Lockdown=no</text:span><text:line-break/><text:span text:style-name="tsCodeDyn_11_A8FF60_DejaVuSansMono"> </text:span><text:line-break/><text:span text:style-name="tsCodeDyn_11_A8FF60_DejaVuSansMono">FlushAllOnReload=yes</text:span><text:line-break/><text:span text:style-name="tsCodeDyn_11_A8FF60_DejaVuSansMono"> </text:span><text:line-break/><text:span text:style-name="tsCodeDyn_11_A8FF60_DejaVuSansMono">FirewallBackend=nftables</text:span><text:line-break/><text:span text:style-name="tsCodeDyn_11_A8FF60_DejaVuSansMono"> </text:span><text:line-break/><text:span text:style-name="tsCodeDyn_11_A8FF60_DejaVuSansMono">StrictForwardPorts=no</text:span><text:line-break/><text:span text:style-name="tsCodeDyn_11_A8FF60_DejaVuSansMono"> </text:span><text:line-break/><text:span text:style-name="tsCodeDyn_11_A8FF60_DejaVuSansMono">DefaultZone=publi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LogDenied=off</text:span></text:p>
              <text:p text:style-name="psCode"><text:span text:style-name="tsDiag"> </text:span></text:p>
              <text:p text:style-name="psCode"><text:span text:style-name="tsDiag">Lockdown=no</text:span></text:p>
              <text:p text:style-name="psCode"><text:span text:style-name="tsDiag"> </text:span></text:p>
              <text:p text:style-name="psCode"><text:span text:style-name="tsDiag">FlushAllOnReload=yes</text:span></text:p>
              <text:p text:style-name="psCode"><text:span text:style-name="tsDiag"> </text:span></text:p>
              <text:p text:style-name="psCode"><text:span text:style-name="tsDiag">FirewallBackend=nftables</text:span></text:p>
              <text:p text:style-name="psCode"><text:span text:style-name="tsDiag"> </text:span></text:p>
              <text:p text:style-name="psCode"><text:span text:style-name="tsDiag">StrictForwardPorts=no</text:span></text:p>
              <text:p text:style-name="psCode"><text:span text:style-name="tsDiag"> </text:span></text:p>
              <text:p text:style-name="psCode"><text:span text:style-name="tsDiag">DefaultZone=public</text:span></text:p>
            </draw:text-box>
          </draw:frame>
        </presentation:notes>
      </draw:page>
      <draw:page draw:style-name="dpNormal" draw:master-page-name="RHELDark">
        <draw:frame draw:style-name="gsFrame" svg:x="1cm" svg:y="0.4cm" svg:width="31.87cm" svg:height="2.2cm">
          <draw:text-box>
            <text:p text:style-name="psTitle"><text:span text:style-name="tsH1">8. The firewall-cmd Tool</text:span></text:p>
          </draw:text-box>
        </draw:frame>
        <draw:frame draw:style-name="gsFrame" svg:x="1cm" svg:y="2.9cm" svg:width="31.87cm" svg:height="15.5cm">
          <draw:text-box>
            <text:p text:style-name="psBullet"><text:span text:style-name="tsBullet">firewall-cmd is the primary command-line interface for firewalld. It communicates with the daemon over D-Bus and can query or modify both runtime and permanent state.</text:span></text:p>
            <text:p text:style-name="psBullet"><text:span text:style-name="tsBullet">◆ Command structure</text:span></text:p>
            <text:p text:style-name="psBullet"><text:span text:style-name="tsBullet">• --permanent modifies persistent config (disk) — without it, modifies runtime</text:span></text:p>
            <text:p text:style-name="psBullet"><text:span text:style-name="tsBullet">• Many commands have --add-, --remove-, --list-, and --get- variants</text:span></text:p>
            <text:p text:style-name="psBullet"><text:span text:style-name="tsBullet">◆ Essential status commands</text:span></text:p>
            <text:p text:style-name="psBullet"><text:span text:style-name="tsBullet">◆ Getting information</text:span></text:p>
            <text:p text:style-name="psBullet"><text:span text:style-name="tsBullet">◆ How firewall-cmd handles errors</text:span></text:p>
            <text:p text:style-name="psBullet"><text:span text:style-name="tsBullet">In scripts, always check the exit cod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Back to TOC</text:span></text:p>
              <text:p text:style-name="psCode"><text:span text:style-name="tsDiag"> </text:span></text:p>
              <text:p text:style-name="psCode"><text:span text:style-name="tsDiag">`firewall-cmd` is the primary command-line interface for firewalld. It</text:span></text:p>
              <text:p text:style-name="psCode"><text:span text:style-name="tsDiag">communicates with the daemon over D-Bus and can query or modify both runtime</text:span></text:p>
              <text:p text:style-name="psCode"><text:span text:style-name="tsDiag">and permanent state.</text:span></text:p>
              <text:p text:style-name="psCode"><text:span text:style-name="tsDiag"> </text:span></text:p>
              <text:p text:style-name="psCode"><text:span text:style-name="tsDiag">### Command structure</text:span></text:p>
              <text:p text:style-name="psCode"><text:span text:style-name="tsDiag"> </text:span></text:p>
              <text:p text:style-name="psCode"><text:span text:style-name="tsDiag">```</text:span></text:p>
              <text:p text:style-name="psCode"><text:span text:style-name="tsDiag">firewall-cmd [OPTIONS] [--permanent] --COMMAND [ARGUMENTS]</text:span></text:p>
              <text:p text:style-name="psCode"><text:span text:style-name="tsDiag">```</text:span></text:p>
              <text:p text:style-name="psCode"><text:span text:style-name="tsDiag"> </text:span></text:p>
              <text:p text:style-name="psCode"><text:span text:style-name="tsDiag">- `--permanent` modifies persistent config (disk) — without it, modifies runtime</text:span></text:p>
              <text:p text:style-name="psCode"><text:span text:style-name="tsDiag">- Many commands have `--add-*`, `--remove-*`, `--list-*`, and `--get-*` variants</text:span></text:p>
              <text:p text:style-name="psCode"><text:span text:style-name="tsDiag"> </text:span></text:p>
              <text:p text:style-name="psCode"><text:span text:style-name="tsDiag">### Essential status commands</text:span></text:p>
              <text:p text:style-name="psCode"><text:span text:style-name="tsDiag"> </text:span></text:p>
              <text:p text:style-name="psCode"><text:span text:style-name="tsDiag">```bash</text:span></text:p>
              <text:p text:style-name="psCode"><text:span text:style-name="tsDiag">firewall-cmd --state</text:span></text:p>
              <text:p text:style-name="psCode"><text:span text:style-name="tsDiag"> </text:span></text:p>
              <text:p text:style-name="psCode"><text:span text:style-name="tsDiag">firewall-cmd --version</text:span></text:p>
              <text:p text:style-name="psCode"><text:span text:style-name="tsDiag"> </text:span></text:p>
              <text:p text:style-name="psCode"><text:span text:style-name="tsDiag">systemctl status firewalld</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runtime-to-permanent</text:span></text:p>
              <text:p text:style-name="psCode"><text:span text:style-name="tsDiag">```</text:span></text:p>
              <text:p text:style-name="psCode"><text:span text:style-name="tsDiag"> </text:span></text:p>
              <text:p text:style-name="psCode"><text:span text:style-name="tsDiag">### Getting information</text:span></text:p>
              <text:p text:style-name="psCode"><text:span text:style-name="tsDiag"> </text:span></text:p>
              <text:p text:style-name="psCode"><text:span text:style-name="tsDiag">```bash</text:span></text:p>
              <text:p text:style-name="psCode"><text:span text:style-name="tsDiag">firewall-cmd --list-all-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get-default-zone</text:span></text:p>
              <text:p text:style-name="psCode"><text:span text:style-name="tsDiag"> </text:span></text:p>
              <text:p text:style-name="psCode"><text:span text:style-name="tsDiag">firewall-cmd --get-services</text:span></text:p>
              <text:p text:style-name="psCode"><text:span text:style-name="tsDiag"> </text:span></text:p>
              <text:p text:style-name="psCode"><text:span text:style-name="tsDiag">firewall-cmd --info-service=http</text:span></text:p>
              <text:p text:style-name="psCode"><text:span text:style-name="tsDiag"> </text:span></text:p>
              <text:p text:style-name="psCode"><text:span text:style-name="tsDiag">firewall-cmd --info-zone=public</text:span></text:p>
              <text:p text:style-name="psCode"><text:span text:style-name="tsDiag">```</text:span></text:p>
              <text:p text:style-name="psCode"><text:span text:style-name="tsDiag"> </text:span></text:p>
              <text:p text:style-name="psCode"><text:span text:style-name="tsDiag">### How firewall-cmd handles errors</text:span></text:p>
              <text:p text:style-name="psCode"><text:span text:style-name="tsDiag"> </text:span></text:p>
              <text:p text:style-name="psCode"><text:span text:style-name="tsDiag">```bash</text:span></text:p>
              <text:p text:style-name="psCode"><text:span text:style-name="tsDiag">success</text:span></text:p>
              <text:p text:style-name="psCode"><text:span text:style-name="tsDiag"> </text:span></text:p>
              <text:p text:style-name="psCode"><text:span text:style-name="tsDiag">Error: ALREADY_ENABLED: 'http' already in 'public'</text:span></text:p>
              <text:p text:style-name="psCode"><text:span text:style-name="tsDiag">```</text:span></text:p>
              <text:p text:style-name="psCode"><text:span text:style-name="tsDiag"> </text:span></text:p>
              <text:p text:style-name="psCode"><text:span text:style-name="tsDiag">In scripts, always check the exit code:</text:span></text:p>
              <text:p text:style-name="psCode"><text:span text:style-name="tsDiag"> </text:span></text:p>
              <text:p text:style-name="psCode"><text:span text:style-name="tsDiag">```bash</text:span></text:p>
              <text:p text:style-name="psCode"><text:span text:style-name="tsDiag">if firewall-cmd --zone=public --add-service=http; then</text:span></text:p>
              <text:p text:style-name="psCode"><text:span text:style-name="tsDiag">  echo "Added successfully"</text:span></text:p>
              <text:p text:style-name="psCode"><text:span text:style-name="tsDiag">else</text:span></text:p>
              <text:p text:style-name="psCode"><text:span text:style-name="tsDiag">  echo "Failed to add service"</text:span></text:p>
              <text:p text:style-name="psCode"><text:span text:style-name="tsDiag">fi</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8. The firewall-cmd Tool — Code</text:span></text:p>
          </draw:text-box>
        </draw:frame>
        <draw:frame draw:style-name="gsCode" svg:x="1cm" svg:y="3.3cm" svg:width="31.87cm" svg:height="14.5cm">
          <draw:text-box>
            <text:p text:style-name="psCode"><text:span text:style-name="tsCodeDyn_11_A8FF60_DejaVuSansMono">firewall-cmd [OPTIONS] [--permanent] --COMMAND [ARGUMENT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OPTIONS] [--permanent] --COMMAND [ARGUMENTS]</text:span></text:p>
            </draw:text-box>
          </draw:frame>
        </presentation:notes>
      </draw:page>
      <draw:page draw:style-name="dpCode" draw:master-page-name="RHELDark">
        <draw:frame draw:style-name="gsFrame" svg:x="1cm" svg:y="0.4cm" svg:width="31.87cm" svg:height="2.6cm">
          <draw:text-box>
            <text:p text:style-name="psTitle"><text:span text:style-name="tsH1">8. The firewall-cmd Tool — BASH</text:span></text:p>
          </draw:text-box>
        </draw:frame>
        <draw:frame draw:style-name="gsCode" svg:x="1cm" svg:y="3.3cm" svg:width="31.87cm" svg:height="14.5cm">
          <draw:text-box>
            <text:p text:style-name="psCode"><text:span text:style-name="tsCodeDyn_11_A8FF60_DejaVuSansMono">firewall-cmd --state</text:span><text:line-break/><text:span text:style-name="tsCodeDyn_11_A8FF60_DejaVuSansMono"> </text:span><text:line-break/><text:span text:style-name="tsCodeDyn_11_A8FF60_DejaVuSansMono">firewall-cmd --version</text:span><text:line-break/><text:span text:style-name="tsCodeDyn_11_A8FF60_DejaVuSansMono"> </text:span><text:line-break/><text:span text:style-name="tsCodeDyn_11_A8FF60_DejaVuSansMono">systemctl status firewalld</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runtime-to-permanent</text:span><text:line-break/><text:span text:style-name="tsCodeDyn_11_A8FF60_DejaVuSansMono"> </text:span><text:line-break/><text:span text:style-name="tsCodeDyn_11_A8FF60_DejaVuSansMono">firewall-cmd --list-all-zones</text:span><text:line-break/><text:span text:style-name="tsCodeDyn_11_A8FF60_DejaVuSansMono"> </text:span><text:line-break/><text:span text:style-name="tsCodeDyn_11_A8FF60_DejaVuSansMono">firewall-cmd --get-active-zones</text:span><text:line-break/><text:span text:style-name="tsCodeDyn_11_A8FF60_DejaVuSansMono"> </text:span><text:line-break/><text:span text:style-name="tsCodeDyn_11_A8FF60_DejaVuSansMono">firewall-cmd --get-default-zone</text:span><text:line-break/><text:span text:style-name="tsCodeDyn_11_A8FF60_DejaVuSansMono"> </text:span><text:line-break/><text:span text:style-name="tsCodeDyn_11_A8FF60_DejaVuSansMono">firewall-cmd --get-services</text:span><text:line-break/><text:span text:style-name="tsCodeDyn_11_A8FF60_DejaVuSansMono"> </text:span><text:line-break/><text:span text:style-name="tsCodeDyn_11_A8FF60_DejaVuSansMono">firewall-cmd --info-service=http</text:span><text:line-break/><text:span text:style-name="tsCodeDyn_11_A8FF60_DejaVuSansMono"> </text:span><text:line-break/><text:span text:style-name="tsCodeDyn_11_A8FF60_DejaVuSansMono">firewall-cmd --info-zone=public</text:span><text:line-break/><text:span text:style-name="tsCodeDyn_11_A8FF60_DejaVuSansMono"> </text:span><text:line-break/><text:span text:style-name="tsCodeDyn_11_A8FF60_DejaVuSansMono">success</text:span><text:line-break/><text:span text:style-name="tsCodeDyn_11_A8FF60_DejaVuSansMono"> </text:span><text:line-break/><text:span text:style-name="tsCodeDyn_11_A8FF60_DejaVuSansMono">Error: ALREADY_ENABLED: 'http' already in 'publi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state</text:span></text:p>
              <text:p text:style-name="psCode"><text:span text:style-name="tsDiag"> </text:span></text:p>
              <text:p text:style-name="psCode"><text:span text:style-name="tsDiag">firewall-cmd --version</text:span></text:p>
              <text:p text:style-name="psCode"><text:span text:style-name="tsDiag"> </text:span></text:p>
              <text:p text:style-name="psCode"><text:span text:style-name="tsDiag">systemctl status firewalld</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list-all-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get-default-zone</text:span></text:p>
              <text:p text:style-name="psCode"><text:span text:style-name="tsDiag"> </text:span></text:p>
              <text:p text:style-name="psCode"><text:span text:style-name="tsDiag">firewall-cmd --get-services</text:span></text:p>
              <text:p text:style-name="psCode"><text:span text:style-name="tsDiag"> </text:span></text:p>
              <text:p text:style-name="psCode"><text:span text:style-name="tsDiag">firewall-cmd --info-service=http</text:span></text:p>
              <text:p text:style-name="psCode"><text:span text:style-name="tsDiag"> </text:span></text:p>
              <text:p text:style-name="psCode"><text:span text:style-name="tsDiag">firewall-cmd --info-zone=public</text:span></text:p>
              <text:p text:style-name="psCode"><text:span text:style-name="tsDiag"> </text:span></text:p>
              <text:p text:style-name="psCode"><text:span text:style-name="tsDiag">success</text:span></text:p>
              <text:p text:style-name="psCode"><text:span text:style-name="tsDiag"> </text:span></text:p>
              <text:p text:style-name="psCode"><text:span text:style-name="tsDiag">Error: ALREADY_ENABLED: 'http' already in 'public'</text:span></text:p>
            </draw:text-box>
          </draw:frame>
        </presentation:notes>
      </draw:page>
      <draw:page draw:style-name="dpCode" draw:master-page-name="RHELDark">
        <draw:frame draw:style-name="gsFrame" svg:x="1cm" svg:y="0.4cm" svg:width="31.87cm" svg:height="2.6cm">
          <draw:text-box>
            <text:p text:style-name="psTitle"><text:span text:style-name="tsH1">8. The firewall-cmd Tool — BASH</text:span></text:p>
          </draw:text-box>
        </draw:frame>
        <draw:frame draw:style-name="gsCode" svg:x="1cm" svg:y="3.3cm" svg:width="31.87cm" svg:height="14.5cm">
          <draw:text-box>
            <text:p text:style-name="psCode"><text:span text:style-name="tsCodeDyn_11_A8FF60_DejaVuSansMono">if firewall-cmd --zone=public --add-service=http; then</text:span><text:line-break/><text:span text:style-name="tsCodeDyn_11_A8FF60_DejaVuSansMono">  echo "Added successfully"</text:span><text:line-break/><text:span text:style-name="tsCodeDyn_11_A8FF60_DejaVuSansMono">else</text:span><text:line-break/><text:span text:style-name="tsCodeDyn_11_A8FF60_DejaVuSansMono">  echo "Failed to add service"</text:span><text:line-break/><text:span text:style-name="tsCodeDyn_11_A8FF60_DejaVuSansMono">fi</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if firewall-cmd --zone=public --add-service=http; then</text:span></text:p>
              <text:p text:style-name="psCode"><text:span text:style-name="tsDiag">  echo "Added successfully"</text:span></text:p>
              <text:p text:style-name="psCode"><text:span text:style-name="tsDiag">else</text:span></text:p>
              <text:p text:style-name="psCode"><text:span text:style-name="tsDiag">  echo "Failed to add service"</text:span></text:p>
              <text:p text:style-name="psCode"><text:span text:style-name="tsDiag">fi</text:span></text:p>
            </draw:text-box>
          </draw:frame>
        </presentation:notes>
      </draw:page>
      <draw:page draw:style-name="dpNormal" draw:master-page-name="RHELDark">
        <draw:frame draw:style-name="gsFrame" svg:x="1cm" svg:y="0.4cm" svg:width="31.87cm" svg:height="2.2cm">
          <draw:text-box>
            <text:p text:style-name="psTitle"><text:span text:style-name="tsH1">9. firewalld on RHEL 10: What Changed</text:span></text:p>
          </draw:text-box>
        </draw:frame>
        <draw:frame draw:style-name="gsFrame" svg:x="1cm" svg:y="2.9cm" svg:width="31.87cm" svg:height="15.5cm">
          <draw:text-box>
            <text:p text:style-name="psBullet"><text:span text:style-name="tsBullet">RHEL 10 ships firewalld version 2.x with several important changes:</text:span></text:p>
            <text:p text:style-name="psBullet"><text:span text:style-name="tsBullet">◆ nftables-only backend</text:span></text:p>
            <text:p text:style-name="psBullet"><text:span text:style-name="tsBullet">The iptables backend is gone. RHEL 10 uses nftables exclusively. This means:</text:span></text:p>
            <text:p text:style-name="psBullet"><text:span text:style-name="tsBullet">• The iptables, ip6tables, and ebtables commands are deprecated and may not be installed</text:span></text:p>
            <text:p text:style-name="psBullet"><text:span text:style-name="tsBullet">• Direct rules use nftables syntax where applicable</text:span></text:p>
            <text:p text:style-name="psBullet"><text:span text:style-name="tsBullet">• The nftables ruleset is richer and more structured than the old iptables output</text:span></text:p>
            <text:p text:style-name="psBullet"><text:span text:style-name="tsBullet">◆ Policy Sets (firewalld 2.4+)</text:span></text:p>
            <text:p text:style-name="psBullet"><text:span text:style-name="tsBullet">Policy Sets are named, pre-packaged collections of policies for common use cases. The most useful is the gateway policy set, which turns a host into a NAT router with one comman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rictForwardPorts</text:span></text:p>
              <text:p text:style-name="psCode"><text:span text:style-name="tsDiag">Controls whether container runtimes (Podman, Docker) can implicitly allow their published ports through the firewall:</text:span></text:p>
              <text:p text:style-name="psCode"><text:span text:style-name="tsDiag">This is covered in full detail in Module 08.</text:span></text:p>
              <text:p text:style-name="psCode"><text:span text:style-name="tsDiag">◆ Improved container zone integration</text:span></text:p>
              <text:p text:style-name="psCode"><text:span text:style-name="tsDiag">firewalld 2.x has better integration with Podman's Netavark networking stack, allowing container networks to be automatically bound to firewalld zones.</text:span></text:p>
              <text:p text:style-name="psCode"><text:span text:style-name="tsDiag">◆ firewall-config GUI removed</text:span></text:p>
              <text:p text:style-name="psCode"><text:span text:style-name="tsDiag">The firewall-config graphical tool was removed from RHEL 10. All configuration is done via firewall-cmd or by editing XML files directly.</text:span></text:p>
              <text:p text:style-name="psCode"><text:span text:style-name="tsDiag">↑ Back to TOC</text:span></text:p>
              <text:p text:style-name="psCode"><text:span text:style-name="tsDiag"> </text:span></text:p>
              <text:p text:style-name="psCode"><text:span text:style-name="tsDiag">RHEL 10 ships firewalld version 2.x with several important changes:</text:span></text:p>
              <text:p text:style-name="psCode"><text:span text:style-name="tsDiag"> </text:span></text:p>
              <text:p text:style-name="psCode"><text:span text:style-name="tsDiag">### nftables-only backend</text:span></text:p>
              <text:p text:style-name="psCode"><text:span text:style-name="tsDiag"> </text:span></text:p>
              <text:p text:style-name="psCode"><text:span text:style-name="tsDiag">The iptables backend is gone. RHEL 10 uses nftables exclusively. This means:</text:span></text:p>
              <text:p text:style-name="psCode"><text:span text:style-name="tsDiag"> </text:span></text:p>
              <text:p text:style-name="psCode"><text:span text:style-name="tsDiag">- The `iptables`, `ip6tables`, and `ebtables` commands are deprecated and may</text:span></text:p>
              <text:p text:style-name="psCode"><text:span text:style-name="tsDiag">  not be installed</text:span></text:p>
              <text:p text:style-name="psCode"><text:span text:style-name="tsDiag">- Direct rules use nftables syntax where applicable</text:span></text:p>
              <text:p text:style-name="psCode"><text:span text:style-name="tsDiag">- The nftables ruleset is richer and more structured than the old iptables output</text:span></text:p>
              <text:p text:style-name="psCode"><text:span text:style-name="tsDiag"> </text:span></text:p>
              <text:p text:style-name="psCode"><text:span text:style-name="tsDiag">### Policy Sets (firewalld 2.4+)</text:span></text:p>
              <text:p text:style-name="psCode"><text:span text:style-name="tsDiag"> </text:span></text:p>
              <text:p text:style-name="psCode"><text:span text:style-name="tsDiag">Policy Sets are named, pre-packaged collections of policies for common use</text:span></text:p>
              <text:p text:style-name="psCode"><text:span text:style-name="tsDiag">cases. The most useful is the **gateway** policy set, which turns a host into</text:span></text:p>
              <text:p text:style-name="psCode"><text:span text:style-name="tsDiag">a NAT router with one command:</text:span></text:p>
              <text:p text:style-name="psCode"><text:span text:style-name="tsDiag"> </text:span></text:p>
              <text:p text:style-name="psCode"><text:span text:style-name="tsDiag">```bash</text:span></text:p>
              <text:p text:style-name="psCode"><text:span text:style-name="tsDiag">firewall-cmd --policy-set gateway --remove-disable</text:span></text:p>
              <text:p text:style-name="psCode"><text:span text:style-name="tsDiag"> </text:span></text:p>
              <text:p text:style-name="psCode"><text:span text:style-name="tsDiag">firewall-cmd --list-all-policies</text:span></text:p>
              <text:p text:style-name="psCode"><text:span text:style-name="tsDiag">```</text:span></text:p>
              <text:p text:style-name="psCode"><text:span text:style-name="tsDiag"> </text:span></text:p>
              <text:p text:style-name="psCode"><text:span text:style-name="tsDiag">### StrictForwardPorts</text:span></text:p>
              <text:p text:style-name="psCode"><text:span text:style-name="tsDiag"> </text:span></text:p>
              <text:p text:style-name="psCode"><text:span text:style-name="tsDiag">Controls whether container runtimes (Podman, Docker) can implicitly allow their</text:span></text:p>
              <text:p text:style-name="psCode"><text:span text:style-name="tsDiag">published ports through the firewall:</text:span></text:p>
              <text:p text:style-name="psCode"><text:span text:style-name="tsDiag"> </text:span></text:p>
              <text:p text:style-name="psCode"><text:span text:style-name="tsDiag">```ini</text:span></text:p>
              <text:p text:style-name="psCode"><text:span text:style-name="tsDiag">StrictForwardPorts=no   # Default: container-published ports are allowed (seamless)</text:span></text:p>
              <text:p text:style-name="psCode"><text:span text:style-name="tsDiag">StrictForwardPorts=yes  # Strict: only explicit firewalld rules work</text:span></text:p>
              <text:p text:style-name="psCode"><text:span text:style-name="tsDiag">```</text:span></text:p>
              <text:p text:style-name="psCode"><text:span text:style-name="tsDiag"> </text:span></text:p>
              <text:p text:style-name="psCode"><text:span text:style-name="tsDiag">This is covered in full detail in Module 08.</text:span></text:p>
              <text:p text:style-name="psCode"><text:span text:style-name="tsDiag"> </text:span></text:p>
              <text:p text:style-name="psCode"><text:span text:style-name="tsDiag">### Improved container zone integration</text:span></text:p>
              <text:p text:style-name="psCode"><text:span text:style-name="tsDiag"> </text:span></text:p>
              <text:p text:style-name="psCode"><text:span text:style-name="tsDiag">firewalld 2.x has better integration with Podman's Netavark networking stack,</text:span></text:p>
              <text:p text:style-name="psCode"><text:span text:style-name="tsDiag">allowing container networks to be automatically bound to firewalld zones.</text:span></text:p>
              <text:p text:style-name="psCode"><text:span text:style-name="tsDiag"> </text:span></text:p>
              <text:p text:style-name="psCode"><text:span text:style-name="tsDiag">### `firewall-config` GUI removed</text:span></text:p>
              <text:p text:style-name="psCode"><text:span text:style-name="tsDiag"> </text:span></text:p>
              <text:p text:style-name="psCode"><text:span text:style-name="tsDiag">The `firewall-config` graphical tool was removed from RHEL 10. All configuration</text:span></text:p>
              <text:p text:style-name="psCode"><text:span text:style-name="tsDiag">is done via `firewall-cmd` or by editing XML files directl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9. firewalld on RHEL 10: What Changed — BASH</text:span></text:p>
          </draw:text-box>
        </draw:frame>
        <draw:frame draw:style-name="gsCode" svg:x="1cm" svg:y="3.3cm" svg:width="31.87cm" svg:height="14.5cm">
          <draw:text-box>
            <text:p text:style-name="psCode"><text:span text:style-name="tsCodeDyn_11_A8FF60_DejaVuSansMono">firewall-cmd --policy-set gateway --remove-disable</text:span><text:line-break/><text:span text:style-name="tsCodeDyn_11_A8FF60_DejaVuSansMono"> </text:span><text:line-break/><text:span text:style-name="tsCodeDyn_11_A8FF60_DejaVuSansMono">firewall-cmd --list-all-polici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olicy-set gateway --remove-disable</text:span></text:p>
              <text:p text:style-name="psCode"><text:span text:style-name="tsDiag"> </text:span></text:p>
              <text:p text:style-name="psCode"><text:span text:style-name="tsDiag">firewall-cmd --list-all-policies</text:span></text:p>
            </draw:text-box>
          </draw:frame>
        </presentation:notes>
      </draw:page>
      <draw:page draw:style-name="dpCode" draw:master-page-name="RHELDark">
        <draw:frame draw:style-name="gsFrame" svg:x="1cm" svg:y="0.4cm" svg:width="31.87cm" svg:height="2.6cm">
          <draw:text-box>
            <text:p text:style-name="psTitle"><text:span text:style-name="tsH1">9. firewalld on RHEL 10: What Changed — INI</text:span></text:p>
          </draw:text-box>
        </draw:frame>
        <draw:frame draw:style-name="gsCode" svg:x="1cm" svg:y="3.3cm" svg:width="31.87cm" svg:height="14.5cm">
          <draw:text-box>
            <text:p text:style-name="psCode"><text:span text:style-name="tsCodeDyn_11_A8FF60_DejaVuSansMono">StrictForwardPorts=no   # Default: container-published ports are allowed (seamless)</text:span><text:line-break/><text:span text:style-name="tsCodeDyn_11_A8FF60_DejaVuSansMono">StrictForwardPorts=yes  # Strict: only explicit firewalld rules work</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StrictForwardPorts=no   # Default: container-published ports are allowed (seamless)</text:span></text:p>
              <text:p text:style-name="psCode"><text:span text:style-name="tsDiag">StrictForwardPorts=yes  # Strict: only explicit firewalld rules work</text:span></text:p>
            </draw:text-box>
          </draw:frame>
        </presentation:notes>
      </draw:page>
      <draw:page draw:style-name="dpLab" draw:master-page-name="RHELDark">
        <draw:frame draw:style-name="gsBanner" svg:x="0cm" svg:y="0cm" svg:width="33.87cm" svg:height="2.8cm">
          <draw:text-box>
            <text:p text:style-name="psTitle"><text:span text:style-name="tsH1Lab">🔧  Lab 1 — Explore the Daemon and Two-Layer Model</text:span></text:p>
          </draw:text-box>
        </draw:frame>
        <draw:frame draw:style-name="gsFrame" svg:x="1.5cm" svg:y="3.1cm" svg:width="30.87cm" svg:height="15.5cm">
          <draw:text-box>
            <text:p text:style-name="psBullet"><text:span text:style-name="tsLabStep">Topology: Single-node (node1 only)</text:span></text:p>
            <text:p text:style-name="psBullet"><text:span text:style-name="tsLabStep">Objective: Observe the two-layer model in action — make runtime changes, verify they disappear on reload, make permanent changes, verify they survive.</text:span></text:p>
            <text:p text:style-name="psBullet"><text:span text:style-name="tsLabStep">◆ Step 1 — Start node1 and open a shell</text:span></text:p>
            <text:p text:style-name="psBullet"><text:span text:style-name="tsLabStep">◆ Step 2 — Inspect the daemon</text:span></text:p>
            <text:p text:style-name="psBullet"><text:span text:style-name="tsLabStep">◆ Step 3 — Observe the two-layer model</text:span></text:p>
            <text:p text:style-name="psBullet"><text:span text:style-name="tsLabStep">💡 💡 CONCEPT CHECK Both outputs should be identical right now — we haven't made any changes yet. The runtime was initialised from the permanent config when firewalld started.</text:span></text:p>
            <text:p text:style-name="psBullet"><text:span text:style-name="tsLabStep">◆ Step 4 — Make a runtime-only change</text:span></text:p>
            <text:p text:style-name="psBullet"><text:span text:style-name="tsLabStep">◆ Step 5 — Reload and observe the change disappear</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 CONCEPT CHECK This is the key lesson: --reload wipes runtime state and replaces it with what's on disk. Anything you added without --permanent is gone.</text:span></text:p>
              <text:p text:style-name="psCode"><text:span text:style-name="tsDiag">◆ Step 6 — Make a permanent change</text:span></text:p>
              <text:p text:style-name="psCode"><text:span text:style-name="tsDiag">◆ Step 7 — Reload to activate the permanent change</text:span></text:p>
              <text:p text:style-name="psCode"><text:span text:style-name="tsDiag">◆ Step 8 — Use runtime-to-permanent</text:span></text:p>
              <text:p text:style-name="psCode"><text:span text:style-name="tsDiag">◆ Step 9 — Inspect the kernel-level rules</text:span></text:p>
              <text:p text:style-name="psCode"><text:span text:style-name="tsDiag">💡 💡 CONCEPT CHECK Compare the nft list ruleset output to firewall-cmd --list-all. Can you find the nftables rule that corresponds to the https service you added? Look for tcp dport 443. Module 02 will explain every line of this output.</text:span></text:p>
              <text:p text:style-name="psCode"><text:span text:style-name="tsDiag">◆ Step 10 — Clean up</text:span></text:p>
              <text:p text:style-name="psCode"><text:span text:style-name="tsDiag">◆ Summary</text:span></text:p>
              <text:p text:style-name="psCode"><text:span text:style-name="tsDiag">In this lab you observed:</text:span></text:p>
              <text:p text:style-name="psCode"><text:span text:style-name="tsDiag">This table is worth memorising. Every firewall operation you perform for the rest of this course uses this model.</text:span></text:p>
              <text:p text:style-name="psCode"><text:span text:style-name="tsDiag">Module 01 complete.</text:span></text:p>
              <text:p text:style-name="psCode"><text:span text:style-name="tsDiag">Continue to Module 02 — nftables Fundamentals →</text:span></text:p>
              <text:p text:style-name="psCode"><text:span text:style-name="tsDiag">© 2026 Jaco Steyn — Licensed under CC BY-SA 4.0</text:span></text:p>
              <text:p text:style-name="psCode"><text:span text:style-name="tsDiag"> </text:span></text:p>
              <text:p text:style-name="psCode"><text:span text:style-name="tsDiag">**Topology:** Single-node (node1 only)</text:span></text:p>
              <text:p text:style-name="psCode"><text:span text:style-name="tsDiag"> </text:span></text:p>
              <text:p text:style-name="psCode"><text:span text:style-name="tsDiag">**Objective:** Observe the two-layer model in action — make runtime changes,</text:span></text:p>
              <text:p text:style-name="psCode"><text:span text:style-name="tsDiag">verify they disappear on reload, make permanent changes, verify they survive.</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node1 and open a shell</text:span></text:p>
              <text:p text:style-name="psCode"><text:span text:style-name="tsDiag"> </text:span></text:p>
              <text:p text:style-name="psCode"><text:span text:style-name="tsDiag">```bash</text:span></text:p>
              <text:p text:style-name="psCode"><text:span text:style-name="tsDiag">podman start node1 2&gt;/dev/null || podman run -d \</text:span></text:p>
              <text:p text:style-name="psCode"><text:span text:style-name="tsDiag">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3</text:span></text:p>
              <text:p text:style-name="psCode"><text:span text:style-name="tsDiag">podman exec -it node1 bash</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Inspect the daemon</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state</text:span></text:p>
              <text:p text:style-name="psCode"><text:span text:style-name="tsDiag"> </text:span></text:p>
              <text:p text:style-name="psCode"><text:span text:style-name="tsDiag">firewall-cmd --version</text:span></text:p>
              <text:p text:style-name="psCode"><text:span text:style-name="tsDiag"> </text:span></text:p>
              <text:p text:style-name="psCode"><text:span text:style-name="tsDiag">systemctl status firewalld --no-pager</text:span></text:p>
              <text:p text:style-name="psCode"><text:span text:style-name="tsDiag"> </text:span></text:p>
              <text:p text:style-name="psCode"><text:span text:style-name="tsDiag">ls /etc/firewalld/</text:span></text:p>
              <text:p text:style-name="psCode"><text:span text:style-name="tsDiag">ls /usr/lib/firewall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Observe the two-layer model</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Both outputs should be identical right now — we haven't made any changes yet.</text:span></text:p>
              <text:p text:style-name="psCode"><text:span text:style-name="tsDiag">&gt; The runtime was initialised from the permanent config when firewalld started.</text:span></text:p>
              <text:p text:style-name="psCode"><text:span text:style-name="tsDiag"> </text:span></text:p>
              <text:p text:style-name="psCode"><text:span text:style-name="tsDiag">---</text:span></text:p>
              <text:p text:style-name="psCode"><text:span text:style-name="tsDiag"> </text:span></text:p>
              <text:p text:style-name="psCode"><text:span text:style-name="tsDiag">### Step 4 — Make a runtime-only chang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zone=public --add-service=http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Reload and observe the change disappear</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This is the key lesson: `--reload` wipes runtime state and replaces it with</text:span></text:p>
              <text:p text:style-name="psCode"><text:span text:style-name="tsDiag">&gt; what's on disk. Anything you added without `--permanent` is gone.</text:span></text:p>
              <text:p text:style-name="psCode"><text:span text:style-name="tsDiag"> </text:span></text:p>
              <text:p text:style-name="psCode"><text:span text:style-name="tsDiag">---</text:span></text:p>
              <text:p text:style-name="psCode"><text:span text:style-name="tsDiag"> </text:span></text:p>
              <text:p text:style-name="psCode"><text:span text:style-name="tsDiag">### Step 6 — Make a permanent chang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public --add-service=http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 </text:span></text:p>
              <text:p text:style-name="psCode"><text:span text:style-name="tsDiag">cat /etc/firewalld/zones/public.xml</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Reload to activate the permanent chang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Use runtime-to-permanent</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zone=public --add-service=ftp</text:span></text:p>
              <text:p text:style-name="psCode"><text:span text:style-name="tsDiag"> </text:span></text:p>
              <text:p text:style-name="psCode"><text:span text:style-name="tsDiag">firewall-cmd --list-all --zone=public</text:span></text:p>
              <text:p text:style-name="psCode"><text:span text:style-name="tsDiag">firewall-cmd --permanent --list-all --zone=public</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list-all --zone=public</text:span></text:p>
              <text:p text:style-name="psCode"><text:span text:style-name="tsDiag">firewall-cmd --permanent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Inspect the kernel-level ru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nft list ruleset | grep -c "^  \+[a-z]"</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Compare the `nft list ruleset` output to `firewall-cmd --list-all`. Can you</text:span></text:p>
              <text:p text:style-name="psCode"><text:span text:style-name="tsDiag">&gt; find the nftables rule that corresponds to the `https` service you added?</text:span></text:p>
              <text:p text:style-name="psCode"><text:span text:style-name="tsDiag">&gt; Look for `tcp dport 443`. Module 02 will explain every line of this output.</text:span></text:p>
              <text:p text:style-name="psCode"><text:span text:style-name="tsDiag"> </text:span></text:p>
              <text:p text:style-name="psCode"><text:span text:style-name="tsDiag">---</text:span></text:p>
              <text:p text:style-name="psCode"><text:span text:style-name="tsDiag"> </text:span></text:p>
              <text:p text:style-name="psCode"><text:span text:style-name="tsDiag">### Step 10 — Clean up</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public --remove-service=https</text:span></text:p>
              <text:p text:style-name="psCode"><text:span text:style-name="tsDiag">firewall-cmd --permanent --zone=public --remove-service=ftp</text:span></text:p>
              <text:p text:style-name="psCode"><text:span text:style-name="tsDiag">firewall-cmd --reload</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In this lab you observed:</text:span></text:p>
              <text:p text:style-name="psCode"><text:span text:style-name="tsDiag"> </text:span></text:p>
              <text:p text:style-name="psCode"><text:span text:style-name="tsDiag">| Action | Runtime effect | Permanent effect |</text:span></text:p>
              <text:p text:style-name="psCode"><text:span text:style-name="tsDiag">|--------|----------------|-----------------|</text:span></text:p>
              <text:p text:style-name="psCode"><text:span text:style-name="tsDiag">| Add service (no flag) | Immediate ✓ | None ✗ |</text:span></text:p>
              <text:p text:style-name="psCode"><text:span text:style-name="tsDiag">| Reload | Runtime replaced from disk | No change |</text:span></text:p>
              <text:p text:style-name="psCode"><text:span text:style-name="tsDiag">| Add service (`--permanent`) | None (until reload) | Written to disk ✓ |</text:span></text:p>
              <text:p text:style-name="psCode"><text:span text:style-name="tsDiag">| Reload after `--permanent` | Activated ✓ | No change |</text:span></text:p>
              <text:p text:style-name="psCode"><text:span text:style-name="tsDiag">| `--runtime-to-permanent` | No change | Runtime state saved ✓ |</text:span></text:p>
              <text:p text:style-name="psCode"><text:span text:style-name="tsDiag"> </text:span></text:p>
              <text:p text:style-name="psCode"><text:span text:style-name="tsDiag">This table is worth memorising. Every firewall operation you perform for the</text:span></text:p>
              <text:p text:style-name="psCode"><text:span text:style-name="tsDiag">rest of this course uses this model.</text:span></text:p>
              <text:p text:style-name="psCode"><text:span text:style-name="tsDiag"> </text:span></text:p>
              <text:p text:style-name="psCode"><text:span text:style-name="tsDiag">---</text:span></text:p>
              <text:p text:style-name="psCode"><text:span text:style-name="tsDiag"> </text:span></text:p>
              <text:p text:style-name="psCode"><text:span text:style-name="tsDiag">*Module 01 complete.*</text:span></text:p>
              <text:p text:style-name="psCode"><text:span text:style-name="tsDiag"> </text:span></text:p>
              <text:p text:style-name="psCode"><text:span text:style-name="tsDiag">**Continue to [Module 02 — nftables Fundamentals →](./02-nftables-fundamentals.md)**</text:span></text:p>
              <text:p text:style-name="psCode"><text:span text:style-name="tsDiag"> </text:span></text:p>
              <text:p text:style-name="psCode"><text:span text:style-name="tsDiag">---</text:span></text:p>
              <text:p text:style-name="psCode"><text:span text:style-name="tsDiag"> </text:span></text:p>
              <text:p text:style-name="psCode"><text:span text:style-name="tsDiag">© 2026 Jaco Steyn — Licensed under CC BY-SA 4.0</text:span></text:p>
            </draw:text-box>
          </draw:frame>
        </presentation:notes>
      </draw:page>
      <draw:page draw:style-name="dpLab" draw:master-page-name="RHELDark">
        <draw:frame draw:style-name="gsFrame" svg:x="1cm" svg:y="0.4cm" svg:width="31.87cm" svg:height="2.6cm">
          <draw:text-box>
            <text:p text:style-name="psTitle"><text:span text:style-name="tsH1Lab">Lab 1 — Explore the Daemon and Two-Layer Model — BASH</text:span></text:p>
          </draw:text-box>
        </draw:frame>
        <draw:frame draw:style-name="gsCode" svg:x="1cm" svg:y="3.3cm" svg:width="31.87cm" svg:height="14.5cm">
          <draw:text-box>
            <text:p text:style-name="psCode"><text:span text:style-name="tsCodeDyn_11_A8FF60_DejaVuSansMono">podman start node1 2&gt;/dev/null || podman run -d \</text:span><text:line-break/><text:span text:style-name="tsCodeDyn_11_A8FF60_DejaVuSansMono">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sleep 3</text:span><text:line-break/><text:span text:style-name="tsCodeDyn_11_A8FF60_DejaVuSansMono">podman exec -it node1 bash</text:span><text:line-break/><text:span text:style-name="tsCodeDyn_11_A8FF60_DejaVuSansMono"> </text:span><text:line-break/><text:span text:style-name="tsCodeDyn_11_A8FF60_DejaVuSansMono"> </text:span><text:line-break/><text:span text:style-name="tsCodeDyn_11_A8FF60_DejaVuSansMono">firewall-cmd --state</text:span><text:line-break/><text:span text:style-name="tsCodeDyn_11_A8FF60_DejaVuSansMono"> </text:span><text:line-break/><text:span text:style-name="tsCodeDyn_11_A8FF60_DejaVuSansMono">firewall-cmd --version</text:span><text:line-break/><text:span text:style-name="tsCodeDyn_11_A8FF60_DejaVuSansMono"> </text:span><text:line-break/><text:span text:style-name="tsCodeDyn_11_A8FF60_DejaVuSansMono">systemctl status firewalld --no-pager</text:span><text:line-break/><text:span text:style-name="tsCodeDyn_11_A8FF60_DejaVuSansMono"> </text:span><text:line-break/><text:span text:style-name="tsCodeDyn_11_A8FF60_DejaVuSansMono">ls /etc/firewalld/</text:span><text:line-break/><text:span text:style-name="tsCodeDyn_11_A8FF60_DejaVuSansMono">ls /usr/lib/firewalld/</text:span><text:line-break/><text:span text:style-name="tsCodeDyn_11_A8FF60_DejaVuSansMono"> </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permanent --list-all --zone=publi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start node1 2&gt;/dev/null || podman run -d \</text:span></text:p>
              <text:p text:style-name="psCode"><text:span text:style-name="tsDiag">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3</text:span></text:p>
              <text:p text:style-name="psCode"><text:span text:style-name="tsDiag">podman exec -it node1 bash</text:span></text:p>
              <text:p text:style-name="psCode"><text:span text:style-name="tsDiag"> </text:span></text:p>
              <text:p text:style-name="psCode"><text:span text:style-name="tsDiag"> </text:span></text:p>
              <text:p text:style-name="psCode"><text:span text:style-name="tsDiag">firewall-cmd --state</text:span></text:p>
              <text:p text:style-name="psCode"><text:span text:style-name="tsDiag"> </text:span></text:p>
              <text:p text:style-name="psCode"><text:span text:style-name="tsDiag">firewall-cmd --version</text:span></text:p>
              <text:p text:style-name="psCode"><text:span text:style-name="tsDiag"> </text:span></text:p>
              <text:p text:style-name="psCode"><text:span text:style-name="tsDiag">systemctl status firewalld --no-pager</text:span></text:p>
              <text:p text:style-name="psCode"><text:span text:style-name="tsDiag"> </text:span></text:p>
              <text:p text:style-name="psCode"><text:span text:style-name="tsDiag">ls /etc/firewalld/</text:span></text:p>
              <text:p text:style-name="psCode"><text:span text:style-name="tsDiag">ls /usr/lib/firewalld/</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draw:text-box>
          </draw:frame>
        </presentation:notes>
      </draw:page>
      <draw:page draw:style-name="dpLab" draw:master-page-name="RHELDark">
        <draw:frame draw:style-name="gsFrame" svg:x="1cm" svg:y="0.4cm" svg:width="31.87cm" svg:height="2.6cm">
          <draw:text-box>
            <text:p text:style-name="psTitle"><text:span text:style-name="tsH1Lab">Lab 1 — Explore the Daemon and Two-Layer Model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zone=public --add-service=https</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permanent --list-all --zone=public</text:span><text:line-break/><text:span text:style-name="tsCodeDyn_11_A8FF60_DejaVuSansMono"> </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 </text:span><text:line-break/><text:span text:style-name="tsCodeDyn_11_A8FF60_DejaVuSansMono">firewall-cmd --permanent --zone=public --add-service=https</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permanent --list-all --zone=public</text:span><text:line-break/><text:span text:style-name="tsCodeDyn_11_A8FF60_DejaVuSansMono"> </text:span><text:line-break/><text:span text:style-name="tsCodeDyn_11_A8FF60_DejaVuSansMono">cat /etc/firewalld/zones/public.xml</text:span><text:line-break/><text:span text:style-name="tsCodeDyn_11_A8FF60_DejaVuSansMono"> </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list-all --zone=publi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zone=public --add-service=http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 </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 </text:span></text:p>
              <text:p text:style-name="psCode"><text:span text:style-name="tsDiag">firewall-cmd --permanent --zone=public --add-service=http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permanent --list-all --zone=public</text:span></text:p>
              <text:p text:style-name="psCode"><text:span text:style-name="tsDiag"> </text:span></text:p>
              <text:p text:style-name="psCode"><text:span text:style-name="tsDiag">cat /etc/firewalld/zones/public.xml</text:span></text:p>
              <text:p text:style-name="psCode"><text:span text:style-name="tsDiag"> </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all --zone=public</text:span></text:p>
            </draw:text-box>
          </draw:frame>
        </presentation:notes>
      </draw:page>
      <draw:page draw:style-name="dpLab" draw:master-page-name="RHELDark">
        <draw:frame draw:style-name="gsFrame" svg:x="1cm" svg:y="0.4cm" svg:width="31.87cm" svg:height="2.6cm">
          <draw:text-box>
            <text:p text:style-name="psTitle"><text:span text:style-name="tsH1Lab">Lab 1 — Explore the Daemon and Two-Layer Model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zone=public --add-service=ftp</text:span><text:line-break/><text:span text:style-name="tsCodeDyn_11_A8FF60_DejaVuSansMono"> </text:span><text:line-break/><text:span text:style-name="tsCodeDyn_11_A8FF60_DejaVuSansMono">firewall-cmd --list-all --zone=public</text:span><text:line-break/><text:span text:style-name="tsCodeDyn_11_A8FF60_DejaVuSansMono">firewall-cmd --permanent --list-all --zone=public</text:span><text:line-break/><text:span text:style-name="tsCodeDyn_11_A8FF60_DejaVuSansMono"> </text:span><text:line-break/><text:span text:style-name="tsCodeDyn_11_A8FF60_DejaVuSansMono">firewall-cmd --runtime-to-permanent</text:span><text:line-break/><text:span text:style-name="tsCodeDyn_11_A8FF60_DejaVuSansMono"> </text:span><text:line-break/><text:span text:style-name="tsCodeDyn_11_A8FF60_DejaVuSansMono">firewall-cmd --list-all --zone=public</text:span><text:line-break/><text:span text:style-name="tsCodeDyn_11_A8FF60_DejaVuSansMono">firewall-cmd --permanent --list-all --zone=public</text:span><text:line-break/><text:span text:style-name="tsCodeDyn_11_A8FF60_DejaVuSansMono"> </text:span><text:line-break/><text:span text:style-name="tsCodeDyn_11_A8FF60_DejaVuSansMono"> </text:span><text:line-break/><text:span text:style-name="tsCodeDyn_11_A8FF60_DejaVuSansMono">nft list ruleset</text:span><text:line-break/><text:span text:style-name="tsCodeDyn_11_A8FF60_DejaVuSansMono"> </text:span><text:line-break/><text:span text:style-name="tsCodeDyn_11_A8FF60_DejaVuSansMono">nft list ruleset | grep -c "^  \+[a-z]"</text:span><text:line-break/><text:span text:style-name="tsCodeDyn_11_A8FF60_DejaVuSansMono"> </text:span><text:line-break/><text:span text:style-name="tsCodeDyn_11_A8FF60_DejaVuSansMono"> </text:span><text:line-break/><text:span text:style-name="tsCodeDyn_11_A8FF60_DejaVuSansMono">firewall-cmd --permanent --zone=public --remove-service=https</text:span><text:line-break/><text:span text:style-name="tsCodeDyn_11_A8FF60_DejaVuSansMono">firewall-cmd --permanent --zone=public --remove-service=ftp</text:span><text:line-break/><text:span text:style-name="tsCodeDyn_11_A8FF60_DejaVuSansMono">firewall-cmd --reload</text:span><text:line-break/><text:span text:style-name="tsCodeDyn_11_A8FF60_DejaVuSansMono"> </text:span><text:line-break/><text:span text:style-name="tsCodeDyn_11_A8FF60_DejaVuSansMono">firewall-cmd --list-all --zone=publi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zone=public --add-service=ftp</text:span></text:p>
              <text:p text:style-name="psCode"><text:span text:style-name="tsDiag"> </text:span></text:p>
              <text:p text:style-name="psCode"><text:span text:style-name="tsDiag">firewall-cmd --list-all --zone=public</text:span></text:p>
              <text:p text:style-name="psCode"><text:span text:style-name="tsDiag">firewall-cmd --permanent --list-all --zone=public</text:span></text:p>
              <text:p text:style-name="psCode"><text:span text:style-name="tsDiag"> </text:span></text:p>
              <text:p text:style-name="psCode"><text:span text:style-name="tsDiag">firewall-cmd --runtime-to-permanent</text:span></text:p>
              <text:p text:style-name="psCode"><text:span text:style-name="tsDiag"> </text:span></text:p>
              <text:p text:style-name="psCode"><text:span text:style-name="tsDiag">firewall-cmd --list-all --zone=public</text:span></text:p>
              <text:p text:style-name="psCode"><text:span text:style-name="tsDiag">firewall-cmd --permanent --list-all --zone=public</text:span></text:p>
              <text:p text:style-name="psCode"><text:span text:style-name="tsDiag"> </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nft list ruleset | grep -c "^  \+[a-z]"</text:span></text:p>
              <text:p text:style-name="psCode"><text:span text:style-name="tsDiag"> </text:span></text:p>
              <text:p text:style-name="psCode"><text:span text:style-name="tsDiag"> </text:span></text:p>
              <text:p text:style-name="psCode"><text:span text:style-name="tsDiag">firewall-cmd --permanent --zone=public --remove-service=https</text:span></text:p>
              <text:p text:style-name="psCode"><text:span text:style-name="tsDiag">firewall-cmd --permanent --zone=public --remove-service=ftp</text:span></text:p>
              <text:p text:style-name="psCode"><text:span text:style-name="tsDiag">firewall-cmd --reload</text:span></text:p>
              <text:p text:style-name="psCode"><text:span text:style-name="tsDiag"> </text:span></text:p>
              <text:p text:style-name="psCode"><text:span text:style-name="tsDiag">firewall-cmd --list-all --zone=public</text:span></text:p>
            </draw:text-box>
          </draw:frame>
        </presentation:notes>
      </draw:page>
      <draw:page draw:style-name="dpLab" draw:master-page-name="RHELDark">
        <draw:frame draw:style-name="gsFrame" svg:x="1cm" svg:y="0.4cm" svg:width="31.87cm" svg:height="2cm">
          <draw:text-box>
            <text:p text:style-name="psTitle"><text:span text:style-name="tsH1Lab">Lab 1 — Explore the Daemon and Two-Layer Model</text:span></text:p>
          </draw:text-box>
        </draw:frame>
        <draw:frame draw:style-name="gsFrame" svg:x="1cm" svg:y="2.8cm" svg:width="31.87cm" svg:height="15.8cm">
          <table:table table:name="mdtable">
            <table:table-column table:style-name="tcCol_140141247392000_892"/>
            <table:table-column table:style-name="tcCol_140141247392000_1148"/>
            <table:table-column table:style-name="tcCol_140141247392000_1148"/>
            <table:table-row>
              <table:table-cell table:style-name="tcsHeader">
                <text:p text:style-name="psCell"><text:span text:style-name="tsTh">Action</text:span></text:p>
              </table:table-cell>
              <table:table-cell table:style-name="tcsHeader">
                <text:p text:style-name="psCell"><text:span text:style-name="tsTh">Runtime effect</text:span></text:p>
              </table:table-cell>
              <table:table-cell table:style-name="tcsHeader">
                <text:p text:style-name="psCell"><text:span text:style-name="tsTh">Permanent effect</text:span></text:p>
              </table:table-cell>
            </table:table-row>
            <table:table-row>
              <table:table-cell table:style-name="tcsRowA">
                <text:p text:style-name="psCell"><text:span text:style-name="tsTd">Add service (no flag)</text:span></text:p>
              </table:table-cell>
              <table:table-cell table:style-name="tcsRowA">
                <text:p text:style-name="psCell"><text:span text:style-name="tsTd">Immediate ✓</text:span></text:p>
              </table:table-cell>
              <table:table-cell table:style-name="tcsRowA">
                <text:p text:style-name="psCell"><text:span text:style-name="tsTd">None ✗</text:span></text:p>
              </table:table-cell>
            </table:table-row>
            <table:table-row>
              <table:table-cell table:style-name="tcsRowB">
                <text:p text:style-name="psCell"><text:span text:style-name="tsTd">Reload</text:span></text:p>
              </table:table-cell>
              <table:table-cell table:style-name="tcsRowB">
                <text:p text:style-name="psCell"><text:span text:style-name="tsTd">Runtime replaced from disk</text:span></text:p>
              </table:table-cell>
              <table:table-cell table:style-name="tcsRowB">
                <text:p text:style-name="psCell"><text:span text:style-name="tsTd">No change</text:span></text:p>
              </table:table-cell>
            </table:table-row>
            <table:table-row>
              <table:table-cell table:style-name="tcsRowA">
                <text:p text:style-name="psCell"><text:span text:style-name="tsTd">Add service (--permanent)</text:span></text:p>
              </table:table-cell>
              <table:table-cell table:style-name="tcsRowA">
                <text:p text:style-name="psCell"><text:span text:style-name="tsTd">None (until reload)</text:span></text:p>
              </table:table-cell>
              <table:table-cell table:style-name="tcsRowA">
                <text:p text:style-name="psCell"><text:span text:style-name="tsTd">Written to disk ✓</text:span></text:p>
              </table:table-cell>
            </table:table-row>
            <table:table-row>
              <table:table-cell table:style-name="tcsRowB">
                <text:p text:style-name="psCell"><text:span text:style-name="tsTd">Reload after --permanent</text:span></text:p>
              </table:table-cell>
              <table:table-cell table:style-name="tcsRowB">
                <text:p text:style-name="psCell"><text:span text:style-name="tsTd">Activated ✓</text:span></text:p>
              </table:table-cell>
              <table:table-cell table:style-name="tcsRowB">
                <text:p text:style-name="psCell"><text:span text:style-name="tsTd">No change</text:span></text:p>
              </table:table-cell>
            </table:table-row>
            <table:table-row>
              <table:table-cell table:style-name="tcsRowA">
                <text:p text:style-name="psCell"><text:span text:style-name="tsTd">--runtime-to-permanent</text:span></text:p>
              </table:table-cell>
              <table:table-cell table:style-name="tcsRowA">
                <text:p text:style-name="psCell"><text:span text:style-name="tsTd">No change</text:span></text:p>
              </table:table-cell>
              <table:table-cell table:style-name="tcsRowA">
                <text:p text:style-name="psCell"><text:span text:style-name="tsTd">Runtime state saved ✓</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Action | Runtime effect | Permanent effect</text:span></text:p>
              <text:p text:style-name="psCode"><text:span text:style-name="tsDiag">------------------------------------------------------------</text:span></text:p>
              <text:p text:style-name="psCode"><text:span text:style-name="tsDiag">Add service (no flag) | Immediate ✓ | None ✗</text:span></text:p>
              <text:p text:style-name="psCode"><text:span text:style-name="tsDiag">Reload | Runtime replaced from disk | No change</text:span></text:p>
              <text:p text:style-name="psCode"><text:span text:style-name="tsDiag">Add service (--permanent) | None (until reload) | Written to disk ✓</text:span></text:p>
              <text:p text:style-name="psCode"><text:span text:style-name="tsDiag">Reload after --permanent | Activated ✓ | No change</text:span></text:p>
              <text:p text:style-name="psCode"><text:span text:style-name="tsDiag">--runtime-to-permanent | No change | Runtime state saved ✓</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